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d2d0" officeooo:paragraph-rsid="000ad2d0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3" style:family="paragraph" style:parent-style-name="Heading_20_1">
      <style:text-properties officeooo:rsid="000ad2d0" officeooo:paragraph-rsid="000ad2d0"/>
    </style:style>
    <style:style style:name="P4" style:family="paragraph" style:parent-style-name="Preformatted_20_Text">
      <style:text-properties officeooo:rsid="000ad2d0" officeooo:paragraph-rsid="000ad2d0"/>
    </style:style>
    <style:style style:name="P5" style:family="paragraph" style:parent-style-name="Preformatted_20_Text">
      <style:text-properties fo:font-size="18pt" officeooo:rsid="000eede5" officeooo:paragraph-rsid="00135ed1" fo:background-color="#fff200" style:font-size-asian="15.75pt" style:font-size-complex="18pt"/>
    </style:style>
    <style:style style:name="P6" style:family="paragraph" style:parent-style-name="Preformatted_20_Text">
      <style:text-properties fo:background-color="#89c765"/>
    </style:style>
    <style:style style:name="P7" style:family="paragraph" style:parent-style-name="Preformatted_20_Text">
      <style:text-properties officeooo:paragraph-rsid="000eede5"/>
    </style:style>
    <style:style style:name="P8" style:family="paragraph" style:parent-style-name="Preformatted_20_Text">
      <style:text-properties officeooo:paragraph-rsid="00135ed1"/>
    </style:style>
    <style:style style:name="P9" style:family="paragraph" style:parent-style-name="Preformatted_20_Text">
      <style:text-properties officeooo:rsid="00135ed1" officeooo:paragraph-rsid="00135ed1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color="#8ae234" fo:font-weight="bold"/>
    </style:style>
    <style:style style:name="T3" style:family="text">
      <style:text-properties fo:color="#729fcf" fo:font-weight="bold"/>
    </style:style>
    <style:style style:name="T4" style:family="text">
      <style:text-properties fo:color="#c4a000"/>
    </style:style>
    <style:style style:name="T5" style:family="text">
      <style:text-properties fo:color="#3465a4" fo:background-color="#4e9a06" loext:char-shading-value="0"/>
    </style:style>
    <style:style style:name="T6" style:family="text">
      <style:text-properties fo:color="#34e2e2" fo:font-weight="bold"/>
    </style:style>
    <style:style style:name="T7" style:family="text">
      <style:text-properties fo:color="#2e3436" fo:background-color="#4e9a06" loext:char-shading-value="0"/>
    </style:style>
    <style:style style:name="T8" style:family="text">
      <style:text-properties fo:color="#fce94f" fo:font-weight="bold"/>
    </style:style>
    <style:style style:name="T9" style:family="text">
      <style:text-properties fo:color="#ef2929" fo:font-weight="bold"/>
    </style:style>
    <style:style style:name="T10" style:family="text">
      <style:text-properties officeooo:rsid="000d9eaa"/>
    </style:style>
    <style:style style:name="T11" style:family="text">
      <style:text-properties fo:background-color="#bee3d3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000000" loext:char-shading-value="0"/>
    </style:style>
    <style:style style:name="T15" style:family="text">
      <style:text-properties fo:background-color="#00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DVh_dC_9WW0</text:p>
      <text:p text:style-name="Standard"><text:a xlink:type="simple" xlink:href="https://computingforgeeks.com/install-virtualbox-6-0-on-ubuntu-18-04-debian-9-ubuntu-16-04/" text:style-name="Internet_20_link" text:visited-style-name="Visited_20_Internet_20_Link"/></text:p>
      <text:p text:style-name="Standard"><text:a xlink:type="simple" xlink:href="https://computingforgeeks.com/install-virtualbox-6-0-on-ubuntu-18-04-debian-9-ubuntu-16-04/" text:style-name="Internet_20_link" text:visited-style-name="Visited_20_Internet_20_Link"/></text:p>
      <text:p text:style-name="Standard"><text:a xlink:type="simple" xlink:href="https://computingforgeeks.com/install-virtualbox-6-0-on-ubuntu-18-04-debian-9-ubuntu-16-04/" text:style-name="Internet_20_link" text:visited-style-name="Visited_20_Internet_20_Link"/></text:p>
      <text:p text:style-name="Standard"><text:a xlink:type="simple" xlink:href="https://computingforgeeks.com/install-virtualbox-6-0-on-ubuntu-18-04-debian-9-ubuntu-16-04/" text:style-name="Internet_20_link" text:visited-style-name="Visited_20_Internet_20_Link">https://computingforgeeks.com/install-virtualbox-6-0-on-ubuntu-18-04-debian-9-ubuntu-16-04/</text:a></text:p>
      <text:p text:style-name="Standard"/>
      <text:p text:style-name="P2"/>
      <text:p text:style-name="Standard"/>
      <text:p text:style-name="P1">if u getting <text:span text:style-name="T10">e</text:span>rror like </text:p>
      <text:p text:style-name="P1"/>
      <text:h text:style-name="P3" text:outline-level="1"><text:a xlink:type="simple" xlink:href="https://askubuntu.com/questions/900794/virtualbox-rtr3initex-failed-with-rc-1912-rc-1912" text:style-name="Internet_20_link" text:visited-style-name="Visited_20_Internet_20_Link">VirtualBox - RTR3InitEx failed with rc=-1912 (rc=-1912)</text:a></text:h>
      <text:p text:style-name="P1"/>
      <text:p text:style-name="P1"/>
      <text:p text:style-name="P1"/>
      <text:p text:style-name="P1"/>
      <text:p text:style-name="P4"><text:span text:style-name="T2">darkness-manish@darknessmanish-HP-Laptop-15-bs1xx</text:span>:<text:span text:style-name="T3">~</text:span>$ sudo apt-get update &amp;&amp; sudo apt-get upgrade</text:p>
      <text:p text:style-name="Preformatted_20_Text">[sudo] password for darkness-manish: </text:p>
      <text:p text:style-name="Preformatted_20_Text">Ign:1 cdrom://Ubuntu 18.04.3 LTS _Bionic Beaver_ - Release amd64 (20190805) xenial InRelease</text:p>
      <text:p text:style-name="Preformatted_20_Text">Err:2 cdrom://Ubuntu 18.04.3 LTS _Bionic Beaver_ - Release amd64 (20190805) xenial Release</text:p>
      <text:p text:style-name="Preformatted_20_Text"><text:s text:c="2"/>Please use apt-cdrom to make this CD-ROM recognized by APT. apt-get update cannot be used to add new CD-ROMs</text:p>
      <text:p text:style-name="Preformatted_20_Text">Hit:3 http://archive.canonical.com/ubuntu bionic InRelease <text:s text:c="20"/></text:p>
      <text:p text:style-name="Preformatted_20_Text">Hit:4 http://archive.ubuntu.com/ubuntu bionic InRelease <text:s text:c="23"/></text:p>
      <text:p text:style-name="Preformatted_20_Text">Get:5 http://archive.ubuntu.com/ubuntu bionic-updates InRelease [88.7 kB] <text:s text:c="5"/></text:p>
      <text:p text:style-name="Preformatted_20_Text">Get:6 http://archive.ubuntu.com/ubuntu bionic-backports InRelease [74.6 kB] <text:s text:c="3"/></text:p>
      <text:p text:style-name="Preformatted_20_Text">Get:7 http://archive.ubuntu.com/ubuntu bionic-security InRelease [88.7 kB] <text:s text:c="4"/></text:p>
      <text:p text:style-name="Preformatted_20_Text">Get:8 http://archive.ubuntu.com/ubuntu bionic-proposed InRelease [242 kB] <text:s text:c="5"/></text:p>
      <text:p text:style-name="Preformatted_20_Text">Hit:9 http://download.virtualbox.org/virtualbox/debian bionic InRelease <text:s text:c="7"/></text:p>
      <text:p text:style-name="Preformatted_20_Text">Reading package lists... Done <text:s text:c="28"/></text:p>
      <text:p text:style-name="Preformatted_20_Text">E: The repository &amp;apos;cdrom://Ubuntu 18.04.3 LTS _Bionic Beaver_ - Release amd64 (20190805) xenial Release&amp;apos; does not have a Release file.</text:p>
      <text:p text:style-name="Preformatted_20_Text">N: Updating from such a repository can&amp;apos;t be done securely, and is therefore disabled by default.</text:p>
      <text:p text:style-name="Preformatted_20_Text">N: See apt-secure(8) manpage for repository creation and user configuration details.</text:p>
      <text:p text:style-name="Preformatted_20_Text">W: Target Sources (main/source/Sources) is configured multiple times in /etc/apt/sources.list:2 and /etc/apt/sources.list:9</text:p>
      <text:p text:style-name="Preformatted_20_Text">W: Target Sources (main/source/Sources) is configured multiple times in /etc/apt/sources.list:2 and /etc/apt/sources.list:9</text:p>
      <text:p text:style-name="Preformatted_20_Text"><text:span text:style-name="T2">darkness-manish@darknessmanish-HP-Laptop-15-bs1xx</text:span>:<text:span text:style-name="T3">~</text:span>$ sudo apt update &amp;&amp; sudo apt upgrade</text:p>
      <text:p text:style-name="Preformatted_20_Text">Ign:1 cdrom://Ubuntu 18.04.3 LTS _Bionic Beaver_ - Release amd64 (20190805) xenial InRelease</text:p>
      <text:p text:style-name="Preformatted_20_Text">Err:2 cdrom://Ubuntu 18.04.3 LTS _Bionic Beaver_ - Release amd64 (20190805) xenial Release</text:p>
      <text:p text:style-name="Preformatted_20_Text"><text:s text:c="2"/>Please use apt-cdrom to make this CD-ROM recognized by APT. apt-get update cannot be used to add new CD-ROMs</text:p>
      <text:p text:style-name="Preformatted_20_Text">Hit:3 http://archive.ubuntu.com/ubuntu bionic InRelease <text:s text:c="23"/></text:p>
      <text:p text:style-name="Preformatted_20_Text">Hit:4 http://archive.canonical.com/ubuntu bionic InRelease <text:s text:c="20"/></text:p>
      <text:p text:style-name="Preformatted_20_Text">Get:5 http://archive.ubuntu.com/ubuntu bionic-updates InRelease [88.7 kB]<text:span text:style-name="T4"> <text:s text:c="5"/></text:span></text:p>
      <text:p text:style-name="Preformatted_20_Text">Get:6 http://archive.ubuntu.com/ubuntu bionic-backports InRelease [74.6 kB] <text:s text:c="3"/></text:p>
      <text:p text:style-name="Preformatted_20_Text">Get:7 http://archive.ubuntu.com/ubuntu bionic-security InRelease [88.7 kB] <text:s text:c="4"/></text:p>
      <text:p text:style-name="Preformatted_20_Text"><text:soft-page-break/>Get:8 http://archive.ubuntu.com/ubuntu bionic-proposed InRelease [242 kB] <text:s text:c="5"/></text:p>
      <text:p text:style-name="Preformatted_20_Text">Hit:9 http://download.virtualbox.org/virtualbox/debian bionic InRelease<text:span text:style-name="T4"> <text:s text:c="7"/></text:span></text:p>
      <text:p text:style-name="Preformatted_20_Text">Reading package lists... Done<text:span text:style-name="T4"> <text:s text:c="12"/></text:span></text:p>
      <text:p text:style-name="Preformatted_20_Text">E: The repository &amp;apos;cdrom://Ubuntu 18.04.3 LTS _Bionic Beaver_ - Release amd64 (20190805) xenial Release&amp;apos; does not have a Release file.</text:p>
      <text:p text:style-name="Preformatted_20_Text">N: Updating from such a repository can&amp;apos;t be done securely, and is therefore disabled by default.</text:p>
      <text:p text:style-name="Preformatted_20_Text">N: See apt-secure(8) manpage for repository creation and user configuration details.</text:p>
      <text:p text:style-name="Preformatted_20_Text">W: Target Sources (main/source/Sources) is configured multiple times in /etc/apt/sources.list:2 and /etc/apt/sources.list:9</text:p>
      <text:p text:style-name="Preformatted_20_Text">W: Target Sources (main/source/Sources) is configured multiple times in /etc/apt/sources.list:2 and /etc/apt/sources.list:9</text:p>
      <text:p text:style-name="Preformatted_20_Text"><text:span text:style-name="T2">darkness-manish@darknessmanish-HP-Laptop-15-bs1xx</text:span>:<text:span text:style-name="T3">~</text:span>$ dpkg --list virtualbox-*</text:p>
      <text:p text:style-name="Preformatted_20_Text">Desired=Unknown/Install/Remove/Purge/Hold</text:p>
      <text:p text:style-name="Preformatted_20_Text">| Status=Not/Inst/Conf-files/Unpacked/halF-conf/Half-inst/trig-aWait/Trig-pend</text:p>
      <text:p text:style-name="Preformatted_20_Text">|/ Err?=(none)/Reinst-required (Status,Err: uppercase=bad)</text:p>
      <text:p text:style-name="Preformatted_20_Text">||/ Name <text:s text:c="10"/>Version <text:s text:c="5"/>Architecture Description</text:p>
      <text:p text:style-name="Preformatted_20_Text">+++-==============-============-============-=================================</text:p>
      <text:p text:style-name="Preformatted_20_Text">un <text:s/>virtualbox-2.0 &lt;none&gt; <text:s text:c="6"/>&lt;none&gt; <text:s text:c="6"/>(no description available)</text:p>
      <text:p text:style-name="Preformatted_20_Text">un <text:s/>virtualbox-2.1 &lt;none&gt; <text:s text:c="6"/>&lt;none&gt; <text:s text:c="6"/>(no description available)</text:p>
      <text:p text:style-name="Preformatted_20_Text">un <text:s/>virtualbox-2.2 &lt;none&gt; <text:s text:c="6"/>&lt;none&gt; <text:s text:c="6"/>(no description available)</text:p>
      <text:p text:style-name="Preformatted_20_Text">un <text:s/>virtualbox-3.0 &lt;none&gt; <text:s text:c="6"/>&lt;none&gt; <text:s text:c="6"/>(no description available)</text:p>
      <text:p text:style-name="Preformatted_20_Text">un <text:s/>virtualbox-3.1 &lt;none&gt; <text:s text:c="6"/>&lt;none&gt; <text:s text:c="6"/>(no description available)</text:p>
      <text:p text:style-name="Preformatted_20_Text">un <text:s/>virtualbox-3.2 &lt;none&gt; <text:s text:c="6"/>&lt;none&gt; <text:s text:c="6"/>(no description available)</text:p>
      <text:p text:style-name="Preformatted_20_Text">un <text:s/>virtualbox-4.0 &lt;none&gt; <text:s text:c="6"/>&lt;none&gt; <text:s text:c="6"/>(no description available)</text:p>
      <text:p text:style-name="Preformatted_20_Text">un <text:s/>virtualbox-4.1 &lt;none&gt; <text:s text:c="6"/>&lt;none&gt; <text:s text:c="6"/>(no description available)</text:p>
      <text:p text:style-name="Preformatted_20_Text">un <text:s/>virtualbox-4.2 &lt;none&gt; <text:s text:c="6"/>&lt;none&gt; <text:s text:c="6"/>(no description available)</text:p>
      <text:p text:style-name="Preformatted_20_Text">un <text:s/>virtualbox-4.3 &lt;none&gt; <text:s text:c="6"/>&lt;none&gt; <text:s text:c="6"/>(no description available)</text:p>
      <text:p text:style-name="Preformatted_20_Text">un <text:s/>virtualbox-5.0 &lt;none&gt; <text:s text:c="6"/>&lt;none&gt; <text:s text:c="6"/>(no description available)</text:p>
      <text:p text:style-name="Preformatted_20_Text">un <text:s/>virtualbox-5.1 &lt;none&gt; <text:s text:c="6"/>&lt;none&gt; <text:s text:c="6"/>(no description available)</text:p>
      <text:p text:style-name="Preformatted_20_Text">un <text:s/>virtualbox-5.2 &lt;none&gt; <text:s text:c="6"/>&lt;none&gt; <text:s text:c="6"/>(no description available)</text:p>
      <text:p text:style-name="Preformatted_20_Text">ii <text:s/>virtualbox-6.0 6.0.14-13389 amd64 <text:s text:c="7"/>Oracle VM VirtualBox</text:p>
      <text:p text:style-name="Preformatted_20_Text">ii <text:s/>virtualbox-dkm 5.2.32-dfsg- all <text:s text:c="9"/>x86 virtualization solution - ker</text:p>
      <text:p text:style-name="Preformatted_20_Text">un <text:s/>virtualbox-gue &lt;none&gt; <text:s text:c="6"/>&lt;none&gt; <text:s text:c="6"/>(no description available)</text:p>
      <text:p text:style-name="Preformatted_20_Text">un <text:s/>virtualbox-gue &lt;none&gt; <text:s text:c="6"/>&lt;none&gt; <text:s text:c="6"/>(no description available)</text:p>
      <text:p text:style-name="Preformatted_20_Text">un <text:s/>virtualbox-mod &lt;none&gt; <text:s text:c="6"/>&lt;none&gt; <text:s text:c="6"/>(no description available)</text:p>
      <text:p text:style-name="Preformatted_20_Text">un <text:s/>virtualbox-ose &lt;none&gt; <text:s text:c="6"/>&lt;none&gt; <text:s text:c="6"/>(no description available)</text:p>
      <text:p text:style-name="Preformatted_20_Text">rc <text:s/>virtualbox-qt <text:s/>5.2.32-dfsg- amd64 <text:s text:c="7"/>x86 virtualization solution - Qt </text:p>
      <text:p text:style-name="Preformatted_20_Text">un <text:s/>virtualbox-sou &lt;none&gt; <text:s text:c="6"/>&lt;none&gt; <text:s text:c="6"/>(no description available)</text:p>
      <text:p text:style-name="Preformatted_20_Text"><text:span text:style-name="T2">darkness-manish@darknessmanish-HP-Laptop-15-bs1xx</text:span>:<text:span text:style-name="T3">~</text:span>$ ls</text:p>
      <text:p text:style-name="Preformatted_20_Text"><text:s/><text:span text:style-name="T2">atlassian-jira-software-8.5.0-x64.bin</text:span> <text:s text:c="19"/><text:span text:style-name="T3">Public</text:span></text:p>
      <text:p text:style-name="Preformatted_20_Text"><text:s/><text:span text:style-name="T3">Desktop</text:span> <text:s text:c="49"/>SELECT</text:p>
      <text:p text:style-name="Preformatted_20_Text"><text:s/><text:span text:style-name="T3">Documents</text:span> <text:s text:c="47"/><text:span text:style-name="T3">snap</text:span></text:p>
      <text:p text:style-name="Preformatted_20_Text"><text:s/><text:span text:style-name="T3">Downloads</text:span> <text:s text:c="47"/><text:span text:style-name="T3">Software</text:span></text:p>
      <text:p text:style-name="Preformatted_20_Text"><text:s/>examples.desktop <text:s text:c="40"/><text:span text:style-name="T3">Templates</text:span></text:p>
      <text:p text:style-name="Preformatted_20_Text"><text:s/><text:span text:style-name="T3">Music</text:span> <text:s text:c="51"/><text:span text:style-name="T3">Videos</text:span></text:p>
      <text:p text:style-name="Preformatted_20_Text"><text:s/>Oracle_VM_VirtualBox_Extension_Pack-6.0.0.vbox-extpack <text:s/><text:span text:style-name="T3">&amp;apos;VirtualBox VMs&amp;apos;</text:span></text:p>
      <text:p text:style-name="Preformatted_20_Text"><text:s/><text:span text:style-name="T3">Pictures</text:span> <text:s text:c="48"/><text:span text:style-name="T3">VirtualBox-VMs</text:span></text:p>
      <text:p text:style-name="Preformatted_20_Text"><text:s/><text:span text:style-name="T3">Projects</text:span></text:p>
      <text:p text:style-name="Preformatted_20_Text"><text:span text:style-name="T2">darkness-manish@darknessmanish-HP-Laptop-15-bs1xx</text:span>:<text:span text:style-name="T3">~</text:span>$ cd</text:p>
      <text:p text:style-name="Preformatted_20_Text"><text:span text:style-name="T2">darkness-manish@darknessmanish-HP-Laptop-15-bs1xx</text:span>:<text:span text:style-name="T3">~</text:span>$ ls -la</text:p>
      <text:p text:style-name="Preformatted_20_Text">total 399792</text:p>
      <text:p text:style-name="Preformatted_20_Text">drwxr-xr-x 28 darkness-manish darkness-manish <text:s text:c="5"/>4096 Nov <text:s/>1 20:04 <text:s/><text:span text:style-name="T3">.</text:span></text:p>
      <text:p text:style-name="Preformatted_20_Text">drwxr-xr-x <text:s/>3 root <text:s text:c="11"/>root <text:s text:c="16"/>4096 Oct 22 20:28 <text:s/><text:span text:style-name="T3">..</text:span></text:p>
      <text:p text:style-name="Preformatted_20_Text">-rwxr-xr-x <text:s/>1 darkness-manish darkness-manish 385910667 Oct 18 20:18 <text:s/><text:span text:style-name="T2">atlassian-jira-software-8.5.0-x64.bin</text:span></text:p>
      <text:p text:style-name="Preformatted_20_Text">-rw------- <text:s/>1 darkness-manish darkness-manish <text:s text:c="4"/>17610 Nov <text:s/>1 19:42 <text:s/>.bash_history</text:p>
      <text:p text:style-name="Preformatted_20_Text">-rw-r--r-- <text:s/>1 darkness-manish darkness-manish <text:s text:c="6"/>220 Oct 22 20:28 <text:s/>.bash_logout</text:p>
      <text:p text:style-name="Preformatted_20_Text">-rw-r--r-- <text:s/>1 darkness-manish darkness-manish <text:s text:c="5"/>3771 Oct 22 20:28 <text:s/>.bashrc</text:p>
      <text:p text:style-name="Preformatted_20_Text">drwx------ 27 darkness-manish darkness-manish <text:s text:c="5"/>4096 Nov <text:s/>1 17:39 <text:s/><text:span text:style-name="T3">.cache</text:span></text:p>
      <text:p text:style-name="Preformatted_20_Text"><text:soft-page-break/>drwx------ 22 darkness-manish darkness-manish <text:s text:c="5"/>4096 Nov <text:s/>1 20:22 <text:s/><text:span text:style-name="T3">.config</text:span></text:p>
      <text:p text:style-name="Preformatted_20_Text">drwx------ <text:s/>3 root <text:s text:c="11"/>root <text:s text:c="16"/>4096 Oct 31 12:39 <text:s/><text:span text:style-name="T3">.dbus</text:span></text:p>
      <text:p text:style-name="Preformatted_20_Text">drwxr-xr-x <text:s/>2 darkness-manish darkness-manish <text:s text:c="5"/>4096 Nov <text:s/>1 18:10 <text:s/><text:span text:style-name="T3">Desktop</text:span></text:p>
      <text:p text:style-name="Preformatted_20_Text">drwxr-xr-x <text:s/>3 darkness-manish darkness-manish <text:s text:c="5"/>4096 Oct 24 21:05 <text:s/><text:span text:style-name="T3">Documents</text:span></text:p>
      <text:p text:style-name="Preformatted_20_Text">drwxr-xr-x <text:s/>2 darkness-manish darkness-manish <text:s text:c="5"/>4096 Oct 24 21:00 <text:s/><text:span text:style-name="T3">Downloads</text:span></text:p>
      <text:p text:style-name="Preformatted_20_Text">-rw-r--r-- <text:s/>1 darkness-manish darkness-manish <text:s text:c="5"/>8980 Oct 22 20:28 <text:s/>examples.desktop</text:p>
      <text:p text:style-name="Preformatted_20_Text">drwxr-xr-x 24 darkness-manish darkness-manish <text:s text:c="5"/>4096 Nov <text:s/>1 18:12 <text:s/><text:span text:style-name="T3">.gimp-2.8</text:span></text:p>
      <text:p text:style-name="Preformatted_20_Text">-rw-r--r-- <text:s/>1 darkness-manish darkness-manish <text:s text:c="7"/>66 Oct 23 14:35 <text:s/>.gitconfig</text:p>
      <text:p text:style-name="Preformatted_20_Text">drwx------ <text:s/>3 darkness-manish darkness-manish <text:s text:c="5"/>4096 Oct 22 20:51 <text:s/><text:span text:style-name="T3">.gnupg</text:span></text:p>
      <text:p text:style-name="Preformatted_20_Text">drwxr-xr-x <text:s/>2 darkness-manish darkness-manish <text:s text:c="5"/>4096 Oct 22 20:42 <text:s/><text:span text:style-name="T3">.gphoto</text:span></text:p>
      <text:p text:style-name="Preformatted_20_Text">drwx------ <text:s/>2 root <text:s text:c="11"/>root <text:s text:c="16"/>4096 Oct 31 12:39 <text:s/><text:span text:style-name="T3">.gvfs</text:span></text:p>
      <text:p text:style-name="Preformatted_20_Text">-rw------- <text:s/>1 darkness-manish darkness-manish <text:s text:c="5"/>5538 Nov <text:s/>1 19:03 <text:s/>.ICEauthority</text:p>
      <text:p text:style-name="Preformatted_20_Text">drwx------ <text:s/>3 darkness-manish darkness-manish <text:s text:c="5"/>4096 Oct 22 20:42 <text:s/><text:span text:style-name="T3">.local</text:span></text:p>
      <text:p text:style-name="Preformatted_20_Text">drwx------ <text:s/>5 darkness-manish darkness-manish <text:s text:c="5"/>4096 Oct 22 20:44 <text:s/><text:span text:style-name="T3">.mozilla</text:span></text:p>
      <text:p text:style-name="Preformatted_20_Text">drwxr-xr-x <text:s/>2 darkness-manish darkness-manish <text:s text:c="5"/>4096 Oct 22 20:42 <text:s/><text:span text:style-name="T3">Music</text:span></text:p>
      <text:p text:style-name="Preformatted_20_Text">-rw------- <text:s/>1 darkness-manish darkness-manish <text:s text:c="5"/>2715 Nov <text:s/>1 12:42 <text:s/>.mysql_history</text:p>
      <text:p text:style-name="Preformatted_20_Text">-rw-r--r-- <text:s/>1 darkness-manish darkness-manish <text:s/>23284806 Dec 18 <text:s/>2018 <text:s/>Oracle_VM_VirtualBox_Extension_Pack-6.0.0.vbox-extpack</text:p>
      <text:p text:style-name="Preformatted_20_Text">drwxr-xr-x <text:s/>3 darkness-manish darkness-manish <text:s text:c="5"/>4096 Nov <text:s/>1 18:10 <text:s/><text:span text:style-name="T3">Pictures</text:span></text:p>
      <text:p text:style-name="Preformatted_20_Text">drwx------ <text:s/>3 darkness-manish darkness-manish <text:s text:c="5"/>4096 Oct 22 21:50 <text:s/><text:span text:style-name="T3">.pki</text:span></text:p>
      <text:p text:style-name="Preformatted_20_Text">-rw-r--r-- <text:s/>1 darkness-manish darkness-manish <text:s text:c="6"/>807 Oct 22 20:28 <text:s/>.profile</text:p>
      <text:p text:style-name="Preformatted_20_Text">drwxr-xr-x <text:s/>5 darkness-manish darkness-manish <text:s text:c="5"/>4096 Oct 26 14:31 <text:s/><text:span text:style-name="T3">Projects</text:span></text:p>
      <text:p text:style-name="Preformatted_20_Text">drwxr-xr-x <text:s/>2 darkness-manish darkness-manish <text:s text:c="5"/>4096 Oct 22 20:42 <text:s/><text:span text:style-name="T3">Public</text:span></text:p>
      <text:p text:style-name="Preformatted_20_Text">-rw-r--r-- <text:s/>1 darkness-manish darkness-manish <text:s text:c="8"/>0 Oct 24 19:11 <text:s/>SELECT</text:p>
      <text:p text:style-name="Preformatted_20_Text">drwxr-xr-x <text:s/>5 darkness-manish darkness-manish <text:s text:c="5"/>4096 Oct 24 19:26 <text:s/><text:span text:style-name="T3">snap</text:span></text:p>
      <text:p text:style-name="Preformatted_20_Text">drwxr-xr-x <text:s/>3 darkness-manish darkness-manish <text:s text:c="5"/>4096 Oct 24 21:03 <text:s/><text:span text:style-name="T3">Software</text:span></text:p>
      <text:p text:style-name="Preformatted_20_Text">drwx------ <text:s/>2 darkness-manish darkness-manish <text:s text:c="5"/>4096 Oct 22 20:51 <text:s/><text:span text:style-name="T3">.ssh</text:span></text:p>
      <text:p text:style-name="Preformatted_20_Text">-rw-r--r-- <text:s/>1 darkness-manish darkness-manish <text:s text:c="8"/>0 Oct 22 20:50 <text:s/>.sudo_as_admin_successful</text:p>
      <text:p text:style-name="Preformatted_20_Text">drwxr-xr-x <text:s/>2 darkness-manish darkness-manish <text:s text:c="5"/>4096 Oct 22 20:42 <text:s/><text:span text:style-name="T3">Templates</text:span></text:p>
      <text:p text:style-name="Preformatted_20_Text">drwx------ <text:s/>3 darkness-manish darkness-manish <text:s text:c="5"/>4096 Oct 30 19:24 <text:s/><text:span text:style-name="T3">.thumbnails</text:span></text:p>
      <text:p text:style-name="Preformatted_20_Text">drwxr-xr-x <text:s/>7 darkness-manish darkness-manish <text:s text:c="5"/>4096 Nov <text:s/>1 19:41 <text:s/><text:span text:style-name="T3">.vagrant.d</text:span></text:p>
      <text:p text:style-name="Preformatted_20_Text">drwxr-xr-x <text:s/>2 darkness-manish darkness-manish <text:s text:c="5"/>4096 Oct 22 20:42 <text:s/><text:span text:style-name="T3">Videos</text:span></text:p>
      <text:p text:style-name="Preformatted_20_Text">drwxrwxr-x <text:s/>3 darkness-manish darkness-manish <text:s text:c="5"/>4096 Nov <text:s/>1 20:04 <text:span text:style-name="T3">&amp;apos;VirtualBox VMs&amp;apos;</text:span></text:p>
      <text:p text:style-name="Preformatted_20_Text">drwx------ <text:s/>2 darkness-manish darkness-manish <text:s text:c="5"/>4096 Nov <text:s/>1 19:43 <text:s/><text:span text:style-name="T3">VirtualBox-VMs</text:span></text:p>
      <text:p text:style-name="Preformatted_20_Text">-rw-r--r-- <text:s/>1 darkness-manish darkness-manish <text:s text:c="6"/>215 Nov <text:s/>1 19:25 <text:s/>.wget-hsts</text:p>
      <text:p text:style-name="Preformatted_20_Text"><text:span text:style-name="T2">darkness-manish@darknessmanish-HP-Laptop-15-bs1xx</text:span>:<text:span text:style-name="T3">~</text:span>$ cd</text:p>
      <text:p text:style-name="Preformatted_20_Text"><text:span text:style-name="T2">darkness-manish@darknessmanish-HP-Laptop-15-bs1xx</text:span>:<text:span text:style-name="T3">~</text:span>$ ls</text:p>
      <text:p text:style-name="Preformatted_20_Text"><text:s/><text:span text:style-name="T2">atlassian-jira-software-8.5.0-x64.bin</text:span> <text:s text:c="19"/><text:span text:style-name="T3">Public</text:span></text:p>
      <text:p text:style-name="Preformatted_20_Text"><text:s/><text:span text:style-name="T3">Desktop</text:span> <text:s text:c="49"/>SELECT</text:p>
      <text:p text:style-name="Preformatted_20_Text"><text:s/><text:span text:style-name="T3">Documents</text:span> <text:s text:c="47"/><text:span text:style-name="T3">snap</text:span></text:p>
      <text:p text:style-name="Preformatted_20_Text"><text:s/><text:span text:style-name="T3">Downloads</text:span> <text:s text:c="47"/><text:span text:style-name="T3">Software</text:span></text:p>
      <text:p text:style-name="Preformatted_20_Text"><text:s/>examples.desktop <text:s text:c="40"/><text:span text:style-name="T3">Templates</text:span></text:p>
      <text:p text:style-name="Preformatted_20_Text"><text:s/><text:span text:style-name="T3">Music</text:span> <text:s text:c="51"/><text:span text:style-name="T3">Videos</text:span></text:p>
      <text:p text:style-name="Preformatted_20_Text"><text:s/>Oracle_VM_VirtualBox_Extension_Pack-6.0.0.vbox-extpack <text:s/><text:span text:style-name="T3">&amp;apos;VirtualBox VMs&amp;apos;</text:span></text:p>
      <text:p text:style-name="Preformatted_20_Text"><text:s/><text:span text:style-name="T3">Pictures</text:span> <text:s text:c="48"/><text:span text:style-name="T3">VirtualBox-VMs</text:span></text:p>
      <text:p text:style-name="Preformatted_20_Text"><text:s/><text:span text:style-name="T3">Projects</text:span></text:p>
      <text:p text:style-name="Preformatted_20_Text"/>
      <text:p text:style-name="Preformatted_20_Text"><text:span text:style-name="T2">darkness-manish@darknessmanish-HP-Laptop-15-bs1xx</text:span>:<text:span text:style-name="T3">/</text:span>$ <text:span text:style-name="T13">ls -la</text:span></text:p>
      <text:p text:style-name="Preformatted_20_Text">total 2097288</text:p>
      <text:p text:style-name="Preformatted_20_Text">drwxrwxrwx <text:s/>24 root root <text:s text:c="6"/>4096 Nov <text:s/>1 19:22 <text:span text:style-name="T5">.</text:span></text:p>
      <text:p text:style-name="Preformatted_20_Text">drwxrwxrwx <text:s/>24 root root <text:s text:c="6"/>4096 Nov <text:s/>1 19:22 <text:span text:style-name="T5">..</text:span></text:p>
      <text:p text:style-name="Preformatted_20_Text">drwxr-xr-x <text:s text:c="2"/>2 root root <text:s text:c="6"/>4096 Nov <text:s/>1 16:56 <text:span text:style-name="T3">bin</text:span></text:p>
      <text:p text:style-name="Preformatted_20_Text">drwxr-xr-x <text:s text:c="2"/>4 root root <text:s text:c="6"/>4096 Nov <text:s/>1 19:22 <text:span text:style-name="T3">boot</text:span></text:p>
      <text:p text:style-name="Preformatted_20_Text">drwxrwxr-x <text:s text:c="2"/>2 root root <text:s text:c="6"/>4096 Oct 22 20:28 <text:span text:style-name="T3">cdrom</text:span></text:p>
      <text:p text:style-name="Preformatted_20_Text">drwxr-xr-x <text:s/>21 root root <text:s text:c="6"/>4800 Nov <text:s/>1 19:31 <text:span text:style-name="T3">dev</text:span></text:p>
      <text:p text:style-name="Preformatted_20_Text">drwxr-xr-x 144 root root <text:s text:c="5"/>12288 Nov <text:s/>1 19:31 <text:span text:style-name="T3">etc</text:span></text:p>
      <text:p text:style-name="Preformatted_20_Text"><text:soft-page-break/>drwxr-xr-x <text:s text:c="2"/>3 root root <text:s text:c="6"/>4096 Oct 22 20:28 <text:span text:style-name="T3">home</text:span></text:p>
      <text:p text:style-name="Preformatted_20_Text">-rw-r--r-- <text:s text:c="2"/>1 root root <text:s text:c="5"/>21463 Oct 24 11:13 Home</text:p>
      <text:p text:style-name="Preformatted_20_Text">lrwxrwxrwx <text:s text:c="2"/>1 root root <text:s text:c="8"/>32 Nov <text:s/>1 19:22 <text:span text:style-name="T6">initrd.img</text:span> -&gt; boot/initrd.img-5.0.0-34-generic</text:p>
      <text:p text:style-name="Preformatted_20_Text">lrwxrwxrwx <text:s text:c="2"/>1 root root <text:s text:c="8"/>32 Nov <text:s/>1 19:22 <text:span text:style-name="T6">initrd.img.old</text:span> -&gt; boot/initrd.img-5.0.0-33-generic</text:p>
      <text:p text:style-name="Preformatted_20_Text">drwxr-xr-x <text:s/>22 root root <text:s text:c="6"/>4096 Nov <text:s/>1 16:59 <text:span text:style-name="T3">lib</text:span></text:p>
      <text:p text:style-name="Preformatted_20_Text">drwxr-xr-x <text:s text:c="2"/>2 root root <text:s text:c="6"/>4096 Aug <text:s/>6 00:28 <text:span text:style-name="T3">lib64</text:span></text:p>
      <text:p text:style-name="Preformatted_20_Text">drwx------ <text:s text:c="2"/>2 root root <text:s text:c="5"/>16384 Oct 22 20:25 <text:span text:style-name="T3">lost+found</text:span></text:p>
      <text:p text:style-name="Preformatted_20_Text">drwxr-xr-x <text:s text:c="2"/>3 root root <text:s text:c="6"/>4096 Oct 26 14:30 <text:span text:style-name="T3">media</text:span></text:p>
      <text:p text:style-name="Preformatted_20_Text">drwxr-xr-x <text:s text:c="2"/>2 root root <text:s text:c="6"/>4096 Aug <text:s/>6 00:28 <text:span text:style-name="T3">mnt</text:span></text:p>
      <text:p text:style-name="Preformatted_20_Text">drwxr-xr-x <text:s text:c="2"/>3 root root <text:s text:c="6"/>4096 Nov <text:s/>1 10:55 <text:span text:style-name="T3">opt</text:span></text:p>
      <text:p text:style-name="Preformatted_20_Text">dr-xr-xr-x 353 root root <text:s text:c="9"/>0 Nov <text:s/>1 19:01 <text:span text:style-name="T3">proc</text:span></text:p>
      <text:p text:style-name="Preformatted_20_Text">drwx------ <text:s text:c="2"/>7 root root <text:s text:c="6"/>4096 Nov <text:s/>1 16:22 <text:span text:style-name="T3">root</text:span></text:p>
      <text:p text:style-name="Preformatted_20_Text">drwxr-xr-x <text:s/>39 root root <text:s text:c="6"/>1180 Nov <text:s/>1 21:06 <text:span text:style-name="T3">run</text:span></text:p>
      <text:p text:style-name="Preformatted_20_Text">drwxr-xr-x <text:s text:c="2"/>2 root root <text:s text:c="5"/>12288 Nov <text:s/>1 19:31 <text:span text:style-name="T3">sbin</text:span></text:p>
      <text:p text:style-name="Preformatted_20_Text">drwxr-xr-x <text:s/>14 root root <text:s text:c="6"/>4096 Oct 24 19:25 <text:span text:style-name="T3">snap</text:span></text:p>
      <text:p text:style-name="Preformatted_20_Text">drwxr-xr-x <text:s text:c="2"/>2 root root <text:s text:c="6"/>4096 Aug <text:s/>6 00:28 <text:span text:style-name="T3">srv</text:span></text:p>
      <text:p text:style-name="Preformatted_20_Text">-rw------- <text:s text:c="2"/>1 root root 2147483648 Oct 22 20:26 swapfile</text:p>
      <text:p text:style-name="Preformatted_20_Text">dr-xr-xr-x <text:s/>13 root root <text:s text:c="9"/>0 Nov <text:s/>1 19:02 <text:span text:style-name="T3">sys</text:span></text:p>
      <text:p text:style-name="Preformatted_20_Text">drwxrwxrwt <text:s/>22 root root <text:s text:c="6"/>4096 Nov <text:s/>1 21:09 <text:span text:style-name="T7">tmp</text:span></text:p>
      <text:p text:style-name="Preformatted_20_Text">drwxr-xr-x <text:s/>11 root root <text:s text:c="6"/>4096 Aug <text:s/>6 00:33 <text:span text:style-name="T3">usr</text:span></text:p>
      <text:p text:style-name="Preformatted_20_Text">drwxr-xr-x <text:s/>16 root root <text:s text:c="6"/>4096 Nov <text:s/>1 10:55 <text:span text:style-name="T3">var</text:span></text:p>
      <text:p text:style-name="Preformatted_20_Text">lrwxrwxrwx <text:s text:c="2"/>1 root root <text:s text:c="8"/>29 Nov <text:s/>1 19:22 <text:span text:style-name="T6">vmlinuz</text:span> -&gt; boot/vmlinuz-5.0.0-34-generic</text:p>
      <text:p text:style-name="Preformatted_20_Text">lrwxrwxrwx <text:s text:c="2"/>1 root root <text:s text:c="8"/>29 Nov <text:s/>1 19:22 <text:span text:style-name="T6">vmlinuz.old</text:span> -&gt; boot/vmlinuz-5.0.0-33-generic</text:p>
      <text:p text:style-name="Preformatted_20_Text"><text:span text:style-name="T2">darkness-manish@darknessmanish-HP-Laptop-15-bs1xx</text:span>:<text:span text:style-name="T3">/</text:span>$ cd var</text:p>
      <text:p text:style-name="Preformatted_20_Text"><text:span text:style-name="T2">darkness-manish@darknessmanish-HP-Laptop-15-bs1xx</text:span>:<text:span text:style-name="T3">/var</text:span>$ ls</text:p>
      <text:p text:style-name="Preformatted_20_Text"><text:span text:style-name="T3">atlassian</text:span> <text:s/><text:span text:style-name="T3">cache</text:span> <text:s/><text:span text:style-name="T3">lib</text:span> <text:s text:c="3"/><text:span text:style-name="T6">lock</text:span> <text:s/><text:span text:style-name="T3">mail</text:span> <text:s text:c="4"/><text:span text:style-name="T3">opt</text:span> <text:s/><text:span text:style-name="T3">snap</text:span> <text:s text:c="2"/><text:span text:style-name="T7">tmp</text:span></text:p>
      <text:p text:style-name="Preformatted_20_Text"><text:span text:style-name="T3">backups</text:span> <text:s text:c="3"/><text:span text:style-name="T7">crash</text:span> <text:s/><text:span text:style-name="T3">local</text:span> <text:s/><text:span text:style-name="T3">log</text:span> <text:s text:c="2"/><text:span text:style-name="T7">metrics</text:span> <text:s/><text:span text:style-name="T6">run</text:span> <text:s/><text:span text:style-name="T3">spool</text:span> <text:s/><text:span text:style-name="T3">www</text:span></text:p>
      <text:p text:style-name="Preformatted_20_Text"><text:span text:style-name="T2">darkness-manish@darknessmanish-HP-Laptop-15-bs1xx</text:span>:<text:span text:style-name="T3">/var</text:span>$ cd ..</text:p>
      <text:p text:style-name="Preformatted_20_Text"><text:span text:style-name="T2">darkness-manish@darknessmanish-HP-Laptop-15-bs1xx</text:span>:<text:span text:style-name="T3">/</text:span>$ cd etc</text:p>
      <text:p text:style-name="Preformatted_20_Text"><text:span text:style-name="T2">darkness-manish@darknessmanish-HP-Laptop-15-bs1xx</text:span>:<text:span text:style-name="T3">/etc</text:span>$ ls</text:p>
      <text:p text:style-name="Preformatted_20_Text"><text:span text:style-name="T3">acpi</text:span> <text:s text:c="19"/><text:span text:style-name="T3">hp</text:span> <text:s text:c="22"/><text:span text:style-name="T3">ppp</text:span></text:p>
      <text:p text:style-name="Preformatted_20_Text">adduser.conf <text:s text:c="11"/>idmapd.conf <text:s text:c="13"/><text:span text:style-name="T6">printcap</text:span></text:p>
      <text:p text:style-name="Preformatted_20_Text"><text:span text:style-name="T3">alternatives</text:span> <text:s text:c="11"/><text:span text:style-name="T3">ifplugd</text:span> <text:s text:c="17"/>profile</text:p>
      <text:p text:style-name="Preformatted_20_Text">anacrontab <text:s text:c="13"/><text:span text:style-name="T3">ImageMagick-6</text:span> <text:s text:c="11"/><text:span text:style-name="T3">profile.d</text:span></text:p>
      <text:p text:style-name="Preformatted_20_Text"><text:span text:style-name="T3">apache2</text:span> <text:s text:c="16"/><text:span text:style-name="T3">init</text:span> <text:s text:c="20"/>protocols</text:p>
      <text:p text:style-name="Preformatted_20_Text">apg.conf <text:s text:c="15"/><text:span text:style-name="T3">init.d</text:span> <text:s text:c="18"/><text:span text:style-name="T3">pulse</text:span></text:p>
      <text:p text:style-name="Preformatted_20_Text"><text:span text:style-name="T3">apm</text:span> <text:s text:c="20"/><text:span text:style-name="T3">initramfs-tools</text:span> <text:s text:c="9"/><text:span text:style-name="T3">python</text:span></text:p>
      <text:p text:style-name="Preformatted_20_Text"><text:span text:style-name="T3">apparmor</text:span> <text:s text:c="15"/>inputrc <text:s text:c="17"/><text:span text:style-name="T3">python2.7</text:span></text:p>
      <text:p text:style-name="Preformatted_20_Text"><text:span text:style-name="T3">apparmor.d</text:span> <text:s text:c="13"/><text:span text:style-name="T3">insserv.conf.d</text:span> <text:s text:c="10"/><text:span text:style-name="T3">python3</text:span></text:p>
      <text:p text:style-name="Preformatted_20_Text"><text:span text:style-name="T3">apport</text:span> <text:s text:c="17"/><text:span text:style-name="T3">iproute2</text:span> <text:s text:c="16"/><text:span text:style-name="T3">python3.6</text:span></text:p>
      <text:p text:style-name="Preformatted_20_Text">appstream.conf <text:s text:c="9"/>issue <text:s text:c="19"/><text:span text:style-name="T2">qemu-ifdown</text:span></text:p>
      <text:p text:style-name="Preformatted_20_Text"><text:span text:style-name="T3">apt</text:span> <text:s text:c="20"/>issue.net <text:s text:c="15"/><text:span text:style-name="T2">qemu-ifup</text:span></text:p>
      <text:p text:style-name="Preformatted_20_Text"><text:span text:style-name="T3">avahi</text:span> <text:s text:c="18"/><text:span text:style-name="T3">java-11-openjdk</text:span> <text:s text:c="9"/><text:span text:style-name="T3">rc0.d</text:span></text:p>
      <text:p text:style-name="Preformatted_20_Text">bash.bashrc <text:s text:c="12"/><text:span text:style-name="T3">kernel</text:span> <text:s text:c="18"/><text:span text:style-name="T3">rc1.d</text:span></text:p>
      <text:p text:style-name="Preformatted_20_Text">bash_completion <text:s text:c="8"/>kernel-img.conf <text:s text:c="9"/><text:span text:style-name="T3">rc2.d</text:span></text:p>
      <text:p text:style-name="Preformatted_20_Text"><text:span text:style-name="T3">bash_completion.d</text:span> <text:s text:c="6"/>kerneloops.conf <text:s text:c="9"/><text:span text:style-name="T3">rc3.d</text:span></text:p>
      <text:p text:style-name="Preformatted_20_Text">bindresvport.blacklist <text:s/><text:span text:style-name="T3">ldap</text:span> <text:s text:c="20"/><text:span text:style-name="T3">rc4.d</text:span></text:p>
      <text:p text:style-name="Preformatted_20_Text"><text:span text:style-name="T3">binfmt.d</text:span> <text:s text:c="15"/>ld.so.cache <text:s text:c="13"/><text:span text:style-name="T3">rc5.d</text:span></text:p>
      <text:p text:style-name="Preformatted_20_Text"><text:span text:style-name="T3">bluetooth</text:span> <text:s text:c="14"/>ld.so.conf <text:s text:c="14"/><text:span text:style-name="T3">rc6.d</text:span></text:p>
      <text:p text:style-name="Preformatted_20_Text">brlapi.key <text:s text:c="13"/><text:span text:style-name="T3">ld.so.conf.d</text:span> <text:s text:c="12"/><text:span text:style-name="T3">rcS.d</text:span></text:p>
      <text:p text:style-name="Preformatted_20_Text"><text:span text:style-name="T3">brltty</text:span> <text:s text:c="17"/>legal <text:s text:c="19"/>request-key.conf</text:p>
      <text:p text:style-name="Preformatted_20_Text">brltty.conf <text:s text:c="12"/>libao.conf <text:s text:c="14"/><text:span text:style-name="T3">request-key.d</text:span></text:p>
      <text:p text:style-name="Preformatted_20_Text"><text:span text:style-name="T3">ca-certificates</text:span> <text:s text:c="8"/>libaudit.conf <text:s text:c="11"/><text:span text:style-name="T3">resolvconf</text:span></text:p>
      <text:p text:style-name="Preformatted_20_Text">ca-certificates.conf <text:s text:c="3"/><text:span text:style-name="T3">libblockdev</text:span> <text:s text:c="13"/><text:span text:style-name="T6">resolv.conf</text:span></text:p>
      <text:p text:style-name="Preformatted_20_Text"><text:span text:style-name="T3">calendar</text:span> <text:s text:c="15"/>libguestfs-tools.conf <text:s text:c="3"/><text:span text:style-name="T2">rmt</text:span></text:p>
      <text:p text:style-name="Preformatted_20_Text"><text:span text:style-name="T3">chatscripts</text:span> <text:s text:c="12"/><text:span text:style-name="T3">libibverbs.d</text:span> <text:s text:c="12"/>rpc</text:p>
      <text:p text:style-name="Preformatted_20_Text"><text:span text:style-name="T3">chromium-browser</text:span> <text:s text:c="7"/><text:span text:style-name="T3">libnl-3</text:span> <text:s text:c="17"/>rsyslog.conf</text:p>
      <text:p text:style-name="Preformatted_20_Text"><text:span text:style-name="T3">console-setup</text:span> <text:s text:c="10"/><text:span text:style-name="T3">libpaper.d</text:span> <text:s text:c="14"/><text:span text:style-name="T3">rsyslog.d</text:span></text:p>
      <text:p text:style-name="Preformatted_20_Text"><text:span text:style-name="T3">cracklib</text:span> <text:s text:c="15"/><text:span text:style-name="T3">libreoffice</text:span> <text:s text:c="13"/><text:span text:style-name="T3">sane.d</text:span></text:p>
      <text:p text:style-name="Preformatted_20_Text"><text:span text:style-name="T3">cron.d</text:span> <text:s text:c="17"/><text:span text:style-name="T3">lighttpd</text:span> <text:s text:c="16"/>securetty</text:p>
      <text:p text:style-name="Preformatted_20_Text"><text:soft-page-break/><text:span text:style-name="T3">cron.daily</text:span> <text:s text:c="13"/>lintianrc <text:s text:c="15"/><text:span text:style-name="T3">security</text:span></text:p>
      <text:p text:style-name="Preformatted_20_Text"><text:span text:style-name="T3">cron.hourly</text:span> <text:s text:c="12"/>locale.alias <text:s text:c="12"/><text:span text:style-name="T3">selinux</text:span></text:p>
      <text:p text:style-name="Preformatted_20_Text"><text:span text:style-name="T3">cron.monthly</text:span> <text:s text:c="11"/>locale.gen <text:s text:c="14"/>sensors3.conf</text:p>
      <text:p text:style-name="Preformatted_20_Text">crontab <text:s text:c="16"/><text:span text:style-name="T6">localtime</text:span> <text:s text:c="15"/><text:span text:style-name="T3">sensors.d</text:span></text:p>
      <text:p text:style-name="Preformatted_20_Text"><text:span text:style-name="T3">cron.weekly</text:span> <text:s text:c="12"/><text:span text:style-name="T3">logcheck</text:span> <text:s text:c="16"/>services</text:p>
      <text:p text:style-name="Preformatted_20_Text"><text:span text:style-name="T3">cryptsetup-initramfs</text:span> <text:s text:c="3"/>login.defs <text:s text:c="14"/><text:span text:style-name="T3">sgml</text:span></text:p>
      <text:p text:style-name="Preformatted_20_Text">crypttab <text:s text:c="15"/>logrotate.conf <text:s text:c="10"/>shadow</text:p>
      <text:p text:style-name="Preformatted_20_Text"><text:span text:style-name="T3">cups</text:span> <text:s text:c="19"/><text:span text:style-name="T3">logrotate.d</text:span> <text:s text:c="13"/>shadow-</text:p>
      <text:p text:style-name="Preformatted_20_Text"><text:span text:style-name="T3">cupshelpers</text:span> <text:s text:c="12"/>lsb-release <text:s text:c="13"/>shells</text:p>
      <text:p text:style-name="Preformatted_20_Text"><text:span text:style-name="T3">dbconfig-common</text:span> <text:s text:c="8"/>ltrace.conf <text:s text:c="13"/><text:span text:style-name="T3">skel</text:span></text:p>
      <text:p text:style-name="Preformatted_20_Text"><text:span text:style-name="T3">dbus-1</text:span> <text:s text:c="17"/><text:span text:style-name="T3">lvm</text:span> <text:s text:c="21"/><text:span text:style-name="T3">sound</text:span></text:p>
      <text:p text:style-name="Preformatted_20_Text"><text:span text:style-name="T3">dconf</text:span> <text:s text:c="18"/>machine-id <text:s text:c="14"/><text:span text:style-name="T3">speech-dispatcher</text:span></text:p>
      <text:p text:style-name="Preformatted_20_Text">debconf.conf <text:s text:c="11"/>magic <text:s text:c="19"/><text:span text:style-name="T3">ssh</text:span></text:p>
      <text:p text:style-name="Preformatted_20_Text">debian_version <text:s text:c="9"/>magic.mime <text:s text:c="14"/><text:span text:style-name="T3">ssl</text:span></text:p>
      <text:p text:style-name="Preformatted_20_Text"><text:span text:style-name="T3">default</text:span> <text:s text:c="16"/>mailcap <text:s text:c="17"/>subgid</text:p>
      <text:p text:style-name="Preformatted_20_Text">deluser.conf <text:s text:c="11"/>mailcap.order <text:s text:c="11"/>subgid-</text:p>
      <text:p text:style-name="Preformatted_20_Text"><text:span text:style-name="T3">depmod.d</text:span> <text:s text:c="15"/>manpath.config <text:s text:c="10"/>subuid</text:p>
      <text:p text:style-name="Preformatted_20_Text"><text:span text:style-name="T3">dhcp</text:span> <text:s text:c="19"/><text:span text:style-name="T3">mdadm</text:span> <text:s text:c="19"/>subuid-</text:p>
      <text:p text:style-name="Preformatted_20_Text"><text:span text:style-name="T3">dictionaries-common</text:span> <text:s text:c="4"/>mime.types <text:s text:c="14"/>sudoers</text:p>
      <text:p text:style-name="Preformatted_20_Text"><text:span text:style-name="T3">dkms</text:span> <text:s text:c="19"/>mke2fs.conf <text:s text:c="13"/><text:span text:style-name="T3">sudoers.d</text:span></text:p>
      <text:p text:style-name="Preformatted_20_Text"><text:span text:style-name="T3">dpkg</text:span> <text:s text:c="19"/><text:span text:style-name="T3">modprobe.d</text:span> <text:s text:c="14"/>sysctl.conf</text:p>
      <text:p text:style-name="Preformatted_20_Text"><text:span text:style-name="T3">emacs</text:span> <text:s text:c="18"/>modules <text:s text:c="17"/><text:span text:style-name="T3">sysctl.d</text:span></text:p>
      <text:p text:style-name="Preformatted_20_Text">environment <text:s text:c="12"/><text:span text:style-name="T3">modules-load.d</text:span> <text:s text:c="10"/><text:span text:style-name="T3">systemd</text:span></text:p>
      <text:p text:style-name="Preformatted_20_Text">exports <text:s text:c="16"/><text:span text:style-name="T6">mtab</text:span> <text:s text:c="20"/><text:span text:style-name="T3">terminfo</text:span></text:p>
      <text:p text:style-name="Preformatted_20_Text"><text:span text:style-name="T3">firefox</text:span> <text:s text:c="16"/>mtools.conf <text:s text:c="13"/><text:span text:style-name="T3">thermald</text:span></text:p>
      <text:p text:style-name="Preformatted_20_Text"><text:span text:style-name="T3">fonts</text:span> <text:s text:c="18"/><text:span text:style-name="T3">mysql</text:span> <text:s text:c="19"/><text:span text:style-name="T3">thunderbird</text:span></text:p>
      <text:p text:style-name="Preformatted_20_Text">fstab <text:s text:c="18"/>nanorc <text:s text:c="18"/>timezone</text:p>
      <text:p text:style-name="Preformatted_20_Text">fuse.conf <text:s text:c="14"/>netconfig <text:s text:c="15"/><text:span text:style-name="T3">tmpfiles.d</text:span></text:p>
      <text:p text:style-name="Preformatted_20_Text"><text:span text:style-name="T3">fwupd</text:span> <text:s text:c="18"/><text:span text:style-name="T3">netplan</text:span> <text:s text:c="17"/>ucf.conf</text:p>
      <text:p text:style-name="Preformatted_20_Text">gai.conf <text:s text:c="15"/><text:span text:style-name="T3">network</text:span> <text:s text:c="17"/><text:span text:style-name="T3">udev</text:span></text:p>
      <text:p text:style-name="Preformatted_20_Text"><text:span text:style-name="T3">gdb</text:span> <text:s text:c="20"/><text:span text:style-name="T3">networkd-dispatcher</text:span> <text:s text:c="5"/><text:span text:style-name="T3">udisks2</text:span></text:p>
      <text:p text:style-name="Preformatted_20_Text"><text:span text:style-name="T3">gdm3</text:span> <text:s text:c="19"/><text:span text:style-name="T3">NetworkManager</text:span> <text:s text:c="10"/><text:span text:style-name="T3">ufw</text:span></text:p>
      <text:p text:style-name="Preformatted_20_Text"><text:span text:style-name="T3">geoclue</text:span> <text:s text:c="16"/>networks <text:s text:c="16"/>updatedb.conf</text:p>
      <text:p text:style-name="Preformatted_20_Text"><text:span text:style-name="T3">ghostscript</text:span> <text:s text:c="12"/><text:span text:style-name="T3">newt</text:span> <text:s text:c="20"/><text:span text:style-name="T3">update-manager</text:span></text:p>
      <text:p text:style-name="Preformatted_20_Text"><text:span text:style-name="T3">gimp</text:span> <text:s text:c="19"/>nsswitch.conf <text:s text:c="11"/><text:span text:style-name="T3">update-motd.d</text:span></text:p>
      <text:p text:style-name="Preformatted_20_Text"><text:span text:style-name="T3">glvnd</text:span> <text:s text:c="18"/><text:span text:style-name="T3">opt</text:span> <text:s text:c="21"/><text:span text:style-name="T3">update-notifier</text:span></text:p>
      <text:p text:style-name="Preformatted_20_Text"><text:span text:style-name="T3">gnome</text:span> <text:s text:c="18"/><text:span text:style-name="T6">os-release</text:span> <text:s text:c="14"/><text:span text:style-name="T3">UPower</text:span></text:p>
      <text:p text:style-name="Preformatted_20_Text"><text:span text:style-name="T3">groff</text:span> <text:s text:c="18"/><text:span text:style-name="T3">PackageKit</text:span> <text:s text:c="14"/>usb_modeswitch.conf</text:p>
      <text:p text:style-name="Preformatted_20_Text">group <text:s text:c="18"/>pam.conf <text:s text:c="16"/><text:span text:style-name="T3">usb_modeswitch.d</text:span></text:p>
      <text:p text:style-name="Preformatted_20_Text">group- <text:s text:c="17"/><text:span text:style-name="T3">pam.d</text:span> <text:s text:c="19"/><text:span text:style-name="T3">vbox</text:span></text:p>
      <text:p text:style-name="Preformatted_20_Text"><text:span text:style-name="T3">grub.d</text:span> <text:s text:c="17"/>papersize <text:s text:c="15"/>vdpau_wrapper.cfg</text:p>
      <text:p text:style-name="Preformatted_20_Text">gshadow <text:s text:c="16"/>passwd <text:s text:c="18"/><text:span text:style-name="T3">vim</text:span></text:p>
      <text:p text:style-name="Preformatted_20_Text">gshadow- <text:s text:c="15"/>passwd- <text:s text:c="17"/><text:span text:style-name="T6">virt-builder</text:span></text:p>
      <text:p text:style-name="Preformatted_20_Text"><text:span text:style-name="T3">gss</text:span> <text:s text:c="20"/><text:span text:style-name="T3">pcmcia</text:span> <text:s text:c="18"/><text:span text:style-name="T6">vtrgb</text:span></text:p>
      <text:p text:style-name="Preformatted_20_Text"><text:span text:style-name="T3">gtk-2.0</text:span> <text:s text:c="16"/><text:span text:style-name="T3">perl</text:span> <text:s text:c="20"/>wgetrc</text:p>
      <text:p text:style-name="Preformatted_20_Text"><text:span text:style-name="T3">gtk-3.0</text:span> <text:s text:c="16"/><text:span text:style-name="T3">php</text:span> <text:s text:c="21"/><text:span text:style-name="T3">wpa_supplicant</text:span></text:p>
      <text:p text:style-name="Preformatted_20_Text">hdparm.conf <text:s text:c="12"/><text:span text:style-name="T3">phpmyadmin</text:span> <text:s text:c="14"/><text:span text:style-name="T3">X11</text:span></text:p>
      <text:p text:style-name="Preformatted_20_Text">host.conf <text:s text:c="14"/><text:span text:style-name="T3">pki</text:span> <text:s text:c="21"/><text:span text:style-name="T3">xdg</text:span></text:p>
      <text:p text:style-name="Preformatted_20_Text">hostname <text:s text:c="15"/><text:span text:style-name="T3">pm</text:span> <text:s text:c="22"/><text:span text:style-name="T3">xml</text:span></text:p>
      <text:p text:style-name="Preformatted_20_Text">hosts <text:s text:c="18"/>pnm2ppa.conf <text:s text:c="12"/>zsh_command_not_found</text:p>
      <text:p text:style-name="Preformatted_20_Text">hosts.allow <text:s text:c="12"/><text:span text:style-name="T3">polkit-1</text:span></text:p>
      <text:p text:style-name="Preformatted_20_Text">hosts.deny <text:s text:c="13"/>popularity-contest.conf</text:p>
      <text:p text:style-name="Preformatted_20_Text"><text:span text:style-name="T2">darkness-manish@darknessmanish-HP-Laptop-15-bs1xx</text:span>:<text:span text:style-name="T3">/etc</text:span>$ cd apt</text:p>
      <text:p text:style-name="Preformatted_20_Text"><text:span text:style-name="T2">darkness-manish@darknessmanish-HP-Laptop-15-bs1xx</text:span>:<text:span text:style-name="T3">/etc/apt</text:span>$ ls</text:p>
      <text:p text:style-name="Preformatted_20_Text"><text:span text:style-name="T3">apt.conf.d</text:span> <text:s text:c="2"/><text:span text:style-name="T3">preferences.d</text:span> <text:s/><text:span text:style-name="T3">sources.list.d</text:span> <text:s text:c="4"/>trusted.gpg <text:s text:c="2"/><text:span text:style-name="T3">trusted.gpg.d</text:span></text:p>
      <text:p text:style-name="Preformatted_20_Text"><text:span text:style-name="T3">auth.conf.d</text:span> <text:s/>sources.list <text:s text:c="2"/>sources.list.save <text:s/>trusted.gpg~</text:p>
      <text:p text:style-name="Preformatted_20_Text"><text:span text:style-name="T2">darkness-manish@darknessmanish-HP-Laptop-15-bs1xx</text:span>:<text:span text:style-name="T3">/etc/apt</text:span>$ cd sources.list.d</text:p>
      <text:p text:style-name="Preformatted_20_Text"><text:span text:style-name="T2">darkness-manish@darknessmanish-HP-Laptop-15-bs1xx</text:span>:<text:span text:style-name="T3">/etc/apt/sources.list.d</text:span>$ ls</text:p>
      <text:p text:style-name="Preformatted_20_Text">virtualbox.list</text:p>
      <text:p text:style-name="Preformatted_20_Text"/>
      <text:p text:style-name="P9">if you found this virtualbox.list then remove </text:p>
      <text:p text:style-name="Preformatted_20_Text"/>
      <text:p text:style-name="Preformatted_20_Text"/>
      <text:p text:style-name="Preformatted_20_Text"/>
      <text:p text:style-name="Preformatted_20_Text"><text:soft-page-break/><text:span text:style-name="T2"/></text:p>
      <text:p text:style-name="Preformatted_20_Text"><text:span text:style-name="T2"/></text:p>
      <text:p text:style-name="P5"><text:span text:style-name="T11"><text:s text:c="4"/>How to remove virtualbox by commands <text:s text:c="3"/></text:span><text:s text:c="3"/></text:p>
      <text:p text:style-name="P8"><text:span text:style-name="T2">darkness-manish@darknessmanish-HP-Laptop-15-bs1xx</text:span>:<text:span text:style-name="T3">~</text:span>$<text:span text:style-name="T13"> sudo apt autoremove --purge virtualbox*</text:span></text:p>
      <text:p text:style-name="P8"><text:span text:style-name="T2"/></text:p>
      <text:p text:style-name="Preformatted_20_Text"><text:span text:style-name="T2"/></text:p>
      <text:p text:style-name="Preformatted_20_Text"><text:span text:style-name="T2">darkness-manish@darknessmanish-HP-Laptop-15-bs1xx</text:span>:<text:span text:style-name="T3">~</text:span>$ <text:span text:style-name="T13">sudo apt autoremove --purge virtualbox*</text:span></text:p>
      <text:p text:style-name="Preformatted_20_Text">[sudo] password for darkness-manish: 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Note, selecting &amp;apos;virtualbox-source&amp;apos; for glob &amp;apos;virtualbox*&amp;apos;</text:p>
      <text:p text:style-name="Preformatted_20_Text">Note, selecting &amp;apos;virtualbox-guest-utils&amp;apos; for glob &amp;apos;virtualbox*&amp;apos;</text:p>
      <text:p text:style-name="Preformatted_20_Text">Note, selecting &amp;apos;virtualbox-ose&amp;apos; for glob &amp;apos;virtualbox*&amp;apos;</text:p>
      <text:p text:style-name="Preformatted_20_Text">Note, selecting &amp;apos;virtualbox-guest-modules&amp;apos; for glob &amp;apos;virtualbox*&amp;apos;</text:p>
      <text:p text:style-name="Preformatted_20_Text">Note, selecting &amp;apos;virtualbox-guest-additions-iso&amp;apos; for glob &amp;apos;virtualbox*&amp;apos;</text:p>
      <text:p text:style-name="Preformatted_20_Text">Note, selecting &amp;apos;virtualbox-guest-dkms&amp;apos; for glob &amp;apos;virtualbox*&amp;apos;</text:p>
      <text:p text:style-name="Preformatted_20_Text">Note, selecting &amp;apos;virtualbox-dkms&amp;apos; for glob &amp;apos;virtualbox*&amp;apos;</text:p>
      <text:p text:style-name="Preformatted_20_Text">Note, selecting &amp;apos;virtualbox-guest-dkms-hwe&amp;apos; for glob &amp;apos;virtualbox*&amp;apos;</text:p>
      <text:p text:style-name="Preformatted_20_Text">Note, selecting &amp;apos;virtualbox-ext-pack&amp;apos; for glob &amp;apos;virtualbox*&amp;apos;</text:p>
      <text:p text:style-name="Preformatted_20_Text">Note, selecting &amp;apos;virtualbox&amp;apos; for glob &amp;apos;virtualbox*&amp;apos;</text:p>
      <text:p text:style-name="Preformatted_20_Text">Note, selecting &amp;apos;virtualbox-guest-modules-hwe&amp;apos; for glob &amp;apos;virtualbox*&amp;apos;</text:p>
      <text:p text:style-name="Preformatted_20_Text">Note, selecting &amp;apos;virtualbox-guest-x11-hwe&amp;apos; for glob &amp;apos;virtualbox*&amp;apos;</text:p>
      <text:p text:style-name="Preformatted_20_Text">Note, selecting &amp;apos;virtualbox-guest-source&amp;apos; for glob &amp;apos;virtualbox*&amp;apos;</text:p>
      <text:p text:style-name="Preformatted_20_Text">Note, selecting &amp;apos;virtualbox-ose-fuse&amp;apos; for glob &amp;apos;virtualbox*&amp;apos;</text:p>
      <text:p text:style-name="Preformatted_20_Text">Note, selecting &amp;apos;virtualbox-qt&amp;apos; for glob &amp;apos;virtualbox*&amp;apos;</text:p>
      <text:p text:style-name="Preformatted_20_Text">Note, selecting &amp;apos;virtualbox-guest-source-hwe&amp;apos; for glob &amp;apos;virtualbox*&amp;apos;</text:p>
      <text:p text:style-name="Preformatted_20_Text">Note, selecting &amp;apos;virtualbox-2.0&amp;apos; for glob &amp;apos;virtualbox*&amp;apos;</text:p>
      <text:p text:style-name="Preformatted_20_Text">Note, selecting &amp;apos;virtualbox-2.1&amp;apos; for glob &amp;apos;virtualbox*&amp;apos;</text:p>
      <text:p text:style-name="Preformatted_20_Text">Note, selecting &amp;apos;virtualbox-2.2&amp;apos; for glob &amp;apos;virtualbox*&amp;apos;</text:p>
      <text:p text:style-name="Preformatted_20_Text">Note, selecting &amp;apos;virtualbox-modules&amp;apos; for glob &amp;apos;virtualbox*&amp;apos;</text:p>
      <text:p text:style-name="Preformatted_20_Text">Note, selecting &amp;apos;virtualbox-3.0&amp;apos; for glob &amp;apos;virtualbox*&amp;apos;</text:p>
      <text:p text:style-name="Preformatted_20_Text">Note, selecting &amp;apos;virtualbox-3.1&amp;apos; for glob &amp;apos;virtualbox*&amp;apos;</text:p>
      <text:p text:style-name="Preformatted_20_Text">Note, selecting &amp;apos;virtualbox-3.2&amp;apos; for glob &amp;apos;virtualbox*&amp;apos;</text:p>
      <text:p text:style-name="Preformatted_20_Text">Note, selecting &amp;apos;virtualbox-4.0&amp;apos; for glob &amp;apos;virtualbox*&amp;apos;</text:p>
      <text:p text:style-name="Preformatted_20_Text">Note, selecting &amp;apos;virtualbox-4.1&amp;apos; for glob &amp;apos;virtualbox*&amp;apos;</text:p>
      <text:p text:style-name="Preformatted_20_Text">Note, selecting &amp;apos;virtualbox-4.2&amp;apos; for glob &amp;apos;virtualbox*&amp;apos;</text:p>
      <text:p text:style-name="Preformatted_20_Text">Note, selecting &amp;apos;virtualbox-4.3&amp;apos; for glob &amp;apos;virtualbox*&amp;apos;</text:p>
      <text:p text:style-name="Preformatted_20_Text">Note, selecting &amp;apos;virtualbox-5.0&amp;apos; for glob &amp;apos;virtualbox*&amp;apos;</text:p>
      <text:p text:style-name="Preformatted_20_Text">Note, selecting &amp;apos;virtualbox-5.1&amp;apos; for glob &amp;apos;virtualbox*&amp;apos;</text:p>
      <text:p text:style-name="Preformatted_20_Text">Note, selecting &amp;apos;virtualbox-5.2&amp;apos; for glob &amp;apos;virtualbox*&amp;apos;</text:p>
      <text:p text:style-name="Preformatted_20_Text">Note, selecting &amp;apos;virtualbox-guest-utils-hwe&amp;apos; for glob &amp;apos;virtualbox*&amp;apos;</text:p>
      <text:p text:style-name="Preformatted_20_Text">Note, selecting &amp;apos;virtualbox-6.0&amp;apos; for glob &amp;apos;virtualbox*&amp;apos;</text:p>
      <text:p text:style-name="Preformatted_20_Text">Note, selecting &amp;apos;virtualbox-guest-x11&amp;apos; for glob &amp;apos;virtualbox*&amp;apos;</text:p>
      <text:p text:style-name="Preformatted_20_Text">Note, selecting &amp;apos;virtualbox-guest-additions&amp;apos; for glob &amp;apos;virtualbox*&amp;apos;</text:p>
      <text:p text:style-name="Preformatted_20_Text">Package &amp;apos;virtualbox-ose&amp;apos; is not installed, so not removed</text:p>
      <text:p text:style-name="Preformatted_20_Text">Package &amp;apos;virtualbox-ose-fuse&amp;apos; is not installed, so not removed</text:p>
      <text:p text:style-name="Preformatted_20_Text">Package &amp;apos;virtualbox-5.0&amp;apos; is not installed, so not removed</text:p>
      <text:p text:style-name="Preformatted_20_Text"><text:soft-page-break/>Note, selecting &amp;apos;virtualbox-dkms&amp;apos; instead of &amp;apos;virtualbox-modules&amp;apos;</text:p>
      <text:p text:style-name="Preformatted_20_Text">Package &amp;apos;virtualbox-2.0&amp;apos; is not installed, so not removed</text:p>
      <text:p text:style-name="Preformatted_20_Text">Package &amp;apos;virtualbox-2.1&amp;apos; is not installed, so not removed</text:p>
      <text:p text:style-name="Preformatted_20_Text">Package &amp;apos;virtualbox-2.2&amp;apos; is not installed, so not removed</text:p>
      <text:p text:style-name="Preformatted_20_Text">Package &amp;apos;virtualbox-3.0&amp;apos; is not installed, so not removed</text:p>
      <text:p text:style-name="Preformatted_20_Text">Package &amp;apos;virtualbox-3.1&amp;apos; is not installed, so not removed</text:p>
      <text:p text:style-name="Preformatted_20_Text">Package &amp;apos;virtualbox-3.2&amp;apos; is not installed, so not removed</text:p>
      <text:p text:style-name="Preformatted_20_Text">Package &amp;apos;virtualbox-4.0&amp;apos; is not installed, so not removed</text:p>
      <text:p text:style-name="Preformatted_20_Text">Package &amp;apos;virtualbox-4.1&amp;apos; is not installed, so not removed</text:p>
      <text:p text:style-name="Preformatted_20_Text">Package &amp;apos;virtualbox-4.2&amp;apos; is not installed, so not removed</text:p>
      <text:p text:style-name="Preformatted_20_Text">Package &amp;apos;virtualbox-4.3&amp;apos; is not installed, so not removed</text:p>
      <text:p text:style-name="Preformatted_20_Text">Package &amp;apos;virtualbox-guest-additions&amp;apos; is not installed, so not removed</text:p>
      <text:p text:style-name="Preformatted_20_Text">Package &amp;apos;virtualbox-guest-modules-hwe&amp;apos; is not installed, so not removed</text:p>
      <text:p text:style-name="Preformatted_20_Text">Package &amp;apos;virtualbox-ext-pack&amp;apos; is not installed, so not removed</text:p>
      <text:p text:style-name="Preformatted_20_Text">Package &amp;apos;virtualbox-guest-additions-iso&amp;apos; is not installed, so not removed</text:p>
      <text:p text:style-name="Preformatted_20_Text">Package &amp;apos;virtualbox-guest-dkms&amp;apos; is not installed, so not removed</text:p>
      <text:p text:style-name="Preformatted_20_Text">Package &amp;apos;virtualbox-guest-dkms-hwe&amp;apos; is not installed, so not removed</text:p>
      <text:p text:style-name="Preformatted_20_Text">Package &amp;apos;virtualbox-guest-source&amp;apos; is not installed, so not removed</text:p>
      <text:p text:style-name="Preformatted_20_Text">Package &amp;apos;virtualbox-guest-source-hwe&amp;apos; is not installed, so not removed</text:p>
      <text:p text:style-name="Preformatted_20_Text">Package &amp;apos;virtualbox-guest-utils&amp;apos; is not installed, so not removed</text:p>
      <text:p text:style-name="Preformatted_20_Text">Package &amp;apos;virtualbox-guest-utils-hwe&amp;apos; is not installed, so not removed</text:p>
      <text:p text:style-name="Preformatted_20_Text">Package &amp;apos;virtualbox-guest-x11&amp;apos; is not installed, so not removed</text:p>
      <text:p text:style-name="Preformatted_20_Text">Package &amp;apos;virtualbox-guest-x11-hwe&amp;apos; is not installed, so not removed</text:p>
      <text:p text:style-name="Preformatted_20_Text">Package &amp;apos;virtualbox-source&amp;apos; is not installed, so not removed</text:p>
      <text:p text:style-name="Preformatted_20_Text">Package &amp;apos;virtualbox-5.1&amp;apos; is not installed, so not removed</text:p>
      <text:p text:style-name="Preformatted_20_Text">Package &amp;apos;virtualbox-5.2&amp;apos; is not installed, so not removed</text:p>
      <text:p text:style-name="Preformatted_20_Text">The following packages will be REMOVED:</text:p>
      <text:p text:style-name="Preformatted_20_Text"><text:s text:c="2"/>libgsoap-2.8.60* libqt5opengl5* libqt5printsupport5* libqt5x11extras5*</text:p>
      <text:p text:style-name="Preformatted_20_Text"><text:s text:c="2"/>libsdl-ttf2.0-0* libvncserver1* linux-headers-5.0.0-32*</text:p>
      <text:p text:style-name="Preformatted_20_Text"><text:s text:c="2"/>linux-headers-5.0.0-32-generic* linux-image-5.0.0-32-generic*</text:p>
      <text:p text:style-name="Preformatted_20_Text"><text:s text:c="2"/>linux-modules-5.0.0-32-generic* linux-modules-extra-5.0.0-32-generic*</text:p>
      <text:p text:style-name="Preformatted_20_Text"><text:s text:c="2"/>virtualbox* virtualbox-6.0* virtualbox-dkms* virtualbox-qt*</text:p>
      <text:p text:style-name="Preformatted_20_Text">0 upgraded, 0 newly installed, 15 to remove and 0 not upgraded.</text:p>
      <text:p text:style-name="Preformatted_20_Text">After this operation, 567 MB disk space will be freed.</text:p>
      <text:p text:style-name="Preformatted_20_Text">Do you want to continue? [Y/n] </text:p>
      <text:p text:style-name="Preformatted_20_Text">(Reading database ... 231956 files and directories currently installed.)</text:p>
      <text:p text:style-name="Preformatted_20_Text">Removing libgsoap-2.8.60:amd64 (2.8.60-2build1) ...</text:p>
      <text:p text:style-name="Preformatted_20_Text">Removing virtualbox-6.0 (6.0.14-133895~Ubuntu~bionic) ...</text:p>
      <text:p text:style-name="Preformatted_20_Text"><text:span text:style-name="T1">dpkg:</text:span> error processing package virtualbox-6.0 (--remove):</text:p>
      <text:p text:style-name="Preformatted_20_Text"><text:s/>installed virtualbox-6.0 package pre-removal script subprocess returned error exit status 1</text:p>
      <text:p text:style-name="Preformatted_20_Text">A copy of VirtualBox is currently running. <text:s/>Please close it and try again.</text:p>
      <text:p text:style-name="Preformatted_20_Text">Please note that it can take up to ten seconds for VirtualBox to finish running.</text:p>
      <text:p text:style-name="Preformatted_20_Text">Removing libsdl-ttf2.0-0:amd64 (2.0.11-4) ...</text:p>
      <text:p text:style-name="Preformatted_20_Text">Removing libvncserver1:amd64 (0.9.11+dfsg-1ubuntu1.1) ...</text:p>
      <text:p text:style-name="Preformatted_20_Text">Removing linux-headers-5.0.0-32-generic (5.0.0-32.34~18.04.2) ...</text:p>
      <text:p text:style-name="Preformatted_20_Text">Removing linux-headers-5.0.0-32 (5.0.0-32.34~18.04.2) ...</text:p>
      <text:p text:style-name="Preformatted_20_Text">Removing linux-modules-extra-5.0.0-32-generic (5.0.0-32.34~18.04.2) ...</text:p>
      <text:p text:style-name="Preformatted_20_Text">Removing linux-image-5.0.0-32-generic (5.0.0-32.34~18.04.2) ...</text:p>
      <text:p text:style-name="Preformatted_20_Text">/etc/kernel/prerm.d/dkms:</text:p>
      <text:p text:style-name="Preformatted_20_Text">dkms: removing: bcmwl 6.30.223.271+bdcom (5.0.0-32-generic) (x86_64)</text:p>
      <text:p text:style-name="Preformatted_20_Text"/>
      <text:p text:style-name="Preformatted_20_Text">-------- Uninstall Beginning --------</text:p>
      <text:p text:style-name="Preformatted_20_Text">Module: <text:s/>bcmwl</text:p>
      <text:p text:style-name="Preformatted_20_Text">Version: 6.30.223.271+bdcom</text:p>
      <text:p text:style-name="Preformatted_20_Text">Kernel: <text:s/>5.0.0-32-generic (x86_64)</text:p>
      <text:p text:style-name="Preformatted_20_Text">-------------------------------------</text:p>
      <text:p text:style-name="Preformatted_20_Text"/>
      <text:p text:style-name="Preformatted_20_Text">Status: Before uninstall, this module version was ACTIVE on this kernel.</text:p>
      <text:p text:style-name="Preformatted_20_Text"/>
      <text:p text:style-name="Preformatted_20_Text">wl.ko:</text:p>
      <text:p text:style-name="Preformatted_20_Text"><text:soft-page-break/><text:s/>- Uninstallation</text:p>
      <text:p text:style-name="Preformatted_20_Text"><text:s text:c="3"/>- Deleting from: /lib/modules/5.0.0-32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>depmod...</text:p>
      <text:p text:style-name="Preformatted_20_Text"/>
      <text:p text:style-name="Preformatted_20_Text">DKMS: uninstall completed.</text:p>
      <text:p text:style-name="Preformatted_20_Text">/etc/kernel/postrm.d/initramfs-tools:</text:p>
      <text:p text:style-name="Preformatted_20_Text">update-initramfs: Deleting /boot/initrd.img-5.0.0-32-generic</text:p>
      <text:p text:style-name="Preformatted_20_Text">/etc/kernel/postrm.d/zz-update-grub:</text:p>
      <text:p text:style-name="Preformatted_20_Text">Sourcing file `/etc/default/grub&amp;apos;</text:p>
      <text:p text:style-name="Preformatted_20_Text">Generating grub configuration file ...</text:p>
      <text:p text:style-name="Preformatted_20_Text">Found linux image: /boot/vmlinuz-5.0.0-34-generic</text:p>
      <text:p text:style-name="Preformatted_20_Text">Found initrd image: /boot/initrd.img-5.0.0-34-generic</text:p>
      <text:p text:style-name="Preformatted_20_Text">Found linux image: /boot/vmlinuz-5.0.0-33-generic</text:p>
      <text:p text:style-name="Preformatted_20_Text">Found initrd image: /boot/initrd.img-5.0.0-33-generic</text:p>
      <text:p text:style-name="Preformatted_20_Text">Adding boot menu entry for EFI firmware configuration</text:p>
      <text:p text:style-name="Preformatted_20_Text">done</text:p>
      <text:p text:style-name="Preformatted_20_Text">Removing linux-modules-5.0.0-32-generic (5.0.0-32.34~18.04.2) ...</text:p>
      <text:p text:style-name="Preformatted_20_Text">Removing virtualbox-dkms (5.2.32-dfsg-0~ubuntu18.04.1) ...</text:p>
      <text:p text:style-name="Preformatted_20_Text"/>
      <text:p text:style-name="Preformatted_20_Text">-------- Uninstall Beginning --------</text:p>
      <text:p text:style-name="Preformatted_20_Text">Module: <text:s/>virtualbox</text:p>
      <text:p text:style-name="Preformatted_20_Text">Version: 5.2.32</text:p>
      <text:p text:style-name="Preformatted_20_Text">Kernel: <text:s/>5.0.0-33-generic (x86_64)</text:p>
      <text:p text:style-name="Preformatted_20_Text">-------------------------------------</text:p>
      <text:p text:style-name="Preformatted_20_Text"/>
      <text:p text:style-name="Preformatted_20_Text">Status: Before uninstall, this module version was ACTIVE on this kernel.</text:p>
      <text:p text:style-name="Preformatted_20_Text"/>
      <text:p text:style-name="Preformatted_20_Text">vboxdrv.ko:</text:p>
      <text:p text:style-name="Preformatted_20_Text"><text:s/>- Uninstallation</text:p>
      <text:p text:style-name="Preformatted_20_Text"><text:s text:c="3"/>- Deleting from: /lib/modules/5.0.0-33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/>
      <text:p text:style-name="Preformatted_20_Text">vboxnetadp.ko:</text:p>
      <text:p text:style-name="Preformatted_20_Text"><text:s/>- Uninstallation</text:p>
      <text:p text:style-name="Preformatted_20_Text"><text:s text:c="3"/>- Deleting from: /lib/modules/5.0.0-33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/>
      <text:p text:style-name="Preformatted_20_Text">vboxnetflt.ko:</text:p>
      <text:p text:style-name="Preformatted_20_Text"><text:s/>- Uninstallation</text:p>
      <text:p text:style-name="Preformatted_20_Text"><text:s text:c="3"/>- Deleting from: /lib/modules/5.0.0-33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/>
      <text:p text:style-name="Preformatted_20_Text">vboxpci.ko:</text:p>
      <text:p text:style-name="Preformatted_20_Text"><text:s/>- Uninstallation</text:p>
      <text:p text:style-name="Preformatted_20_Text"><text:s text:c="3"/>- Deleting from: /lib/modules/5.0.0-33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>depmod.......</text:p>
      <text:p text:style-name="Preformatted_20_Text"/>
      <text:p text:style-name="Preformatted_20_Text"><text:soft-page-break/>DKMS: uninstall completed.</text:p>
      <text:p text:style-name="Preformatted_20_Text"/>
      <text:p text:style-name="Preformatted_20_Text">-------- Uninstall Beginning --------</text:p>
      <text:p text:style-name="Preformatted_20_Text">Module: <text:s/>virtualbox</text:p>
      <text:p text:style-name="Preformatted_20_Text">Version: 5.2.32</text:p>
      <text:p text:style-name="Preformatted_20_Text">Kernel: <text:s/>5.0.0-34-generic (x86_64)</text:p>
      <text:p text:style-name="Preformatted_20_Text">-------------------------------------</text:p>
      <text:p text:style-name="Preformatted_20_Text"/>
      <text:p text:style-name="Preformatted_20_Text">Status: Before uninstall, this module version was ACTIVE on this kernel.</text:p>
      <text:p text:style-name="Preformatted_20_Text"/>
      <text:p text:style-name="Preformatted_20_Text">vboxdrv.ko:</text:p>
      <text:p text:style-name="Preformatted_20_Text"><text:s/>- Uninstallation</text:p>
      <text:p text:style-name="Preformatted_20_Text"><text:s text:c="3"/>- Deleting from: /lib/modules/5.0.0-34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/>
      <text:p text:style-name="Preformatted_20_Text">vboxnetadp.ko:</text:p>
      <text:p text:style-name="Preformatted_20_Text"><text:s/>- Uninstallation</text:p>
      <text:p text:style-name="Preformatted_20_Text"><text:s text:c="3"/>- Deleting from: /lib/modules/5.0.0-34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/>
      <text:p text:style-name="Preformatted_20_Text">vboxnetflt.ko:</text:p>
      <text:p text:style-name="Preformatted_20_Text"><text:s/>- Uninstallation</text:p>
      <text:p text:style-name="Preformatted_20_Text"><text:s text:c="3"/>- Deleting from: /lib/modules/5.0.0-34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/>
      <text:p text:style-name="Preformatted_20_Text">vboxpci.ko:</text:p>
      <text:p text:style-name="Preformatted_20_Text"><text:s/>- Uninstallation</text:p>
      <text:p text:style-name="Preformatted_20_Text"><text:s text:c="3"/>- Deleting from: /lib/modules/5.0.0-34-generic/updates/dkms/</text:p>
      <text:p text:style-name="Preformatted_20_Text"><text:s/>- Original module</text:p>
      <text:p text:style-name="Preformatted_20_Text"><text:s text:c="3"/>- No original module was found for this module on this kernel.</text:p>
      <text:p text:style-name="Preformatted_20_Text"><text:s text:c="3"/>- Use the dkms install command to reinstall any previous module version.</text:p>
      <text:p text:style-name="Preformatted_20_Text"/>
      <text:p text:style-name="Preformatted_20_Text">depmod...</text:p>
      <text:p text:style-name="Preformatted_20_Text"/>
      <text:p text:style-name="Preformatted_20_Text">DKMS: uninstall completed.</text:p>
      <text:p text:style-name="Preformatted_20_Text"/>
      <text:p text:style-name="Preformatted_20_Text">------------------------------</text:p>
      <text:p text:style-name="Preformatted_20_Text">Deleting module version: 5.2.32</text:p>
      <text:p text:style-name="Preformatted_20_Text">completely from the DKMS tree.</text:p>
      <text:p text:style-name="Preformatted_20_Text">------------------------------</text:p>
      <text:p text:style-name="Preformatted_20_Text">Done.</text:p>
      <text:p text:style-name="Preformatted_20_Text"><text:span text:style-name="T1">dpkg:</text:span> libqt5printsupport5:amd64: dependency problems, but removing anyway as you requested:</text:p>
      <text:p text:style-name="Preformatted_20_Text"><text:s/>virtualbox-6.0 depends on libqt5printsupport5 (&gt;= 5.0.2).</text:p>
      <text:p text:style-name="Preformatted_20_Text"/>
      <text:p text:style-name="Preformatted_20_Text">Removing libqt5printsupport5:amd64 (5.9.5+dfsg-0ubuntu2.3) ...</text:p>
      <text:p text:style-name="Preformatted_20_Text"><text:span text:style-name="T1">dpkg:</text:span> libqt5x11extras5:amd64: dependency problems, but removing anyway as you requested:</text:p>
      <text:p text:style-name="Preformatted_20_Text"><text:s/>virtualbox-6.0 depends on libqt5x11extras5 (&gt;= 5.6.0); however:</text:p>
      <text:p text:style-name="Preformatted_20_Text"><text:s text:c="2"/>Package libqt5x11extras5:amd64 is to be removed.</text:p>
      <text:p text:style-name="Preformatted_20_Text"/>
      <text:p text:style-name="Preformatted_20_Text">Removing libqt5x11extras5:amd64 (5.9.5-0ubuntu1) ...</text:p>
      <text:p text:style-name="Preformatted_20_Text"><text:span text:style-name="T1">dpkg:</text:span> libqt5opengl5:amd64: dependency problems, but removing anyway as you requested:</text:p>
      <text:p text:style-name="Preformatted_20_Text"><text:s/>virtualbox-6.0 depends on libqt5opengl5 (&gt;= 5.0.2).</text:p>
      <text:p text:style-name="Preformatted_20_Text"><text:soft-page-break/></text:p>
      <text:p text:style-name="Preformatted_20_Text">Removing libqt5opengl5:amd64 (5.9.5+dfsg-0ubuntu2.3) ...</text:p>
      <text:p text:style-name="Preformatted_20_Text">Errors were encountered while processing:</text:p>
      <text:p text:style-name="Preformatted_20_Text"><text:s/>virtualbox-6.0</text:p>
      <text:p text:style-name="Preformatted_20_Text">E: Sub-process /usr/bin/dpkg returned an error code (1)</text:p>
      <text:p text:style-name="Preformatted_20_Text"><text:span text:style-name="T13"/></text:p>
      <text:p text:style-name="Preformatted_20_Text"/>
      <text:p text:style-name="Preformatted_20_Text"/>
      <text:p text:style-name="Preformatted_20_Text"><text:span text:style-name="T2">darkness-manish@darknessmanish-HP-Laptop-15-bs1xx</text:span>:<text:span text:style-name="T3">~</text:span>$ <text:span text:style-name="T13">sudo apt autoremove</text:span>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/>
      <text:p text:style-name="Preformatted_20_Text"><text:span text:style-name="T2">darkness-manish@darknessmanish-HP-Laptop-15-bs1xx</text:span>:<text:span text:style-name="T3">~</text:span>$ <text:span text:style-name="T13">dpkg -l <text:s/>virtualbox* | grep ^i</text:span></text:p>
      <text:p text:style-name="Preformatted_20_Text"><text:span text:style-name="T2">darkness-manish@darknessmanish-HP-Laptop-15-bs1xx</text:span>:<text:span text:style-name="T3">~</text:span>$ mkdir ~/apt-tmp</text:p>
      <text:p text:style-name="Preformatted_20_Text"><text:span text:style-name="T2">darkness-manish@darknessmanish-HP-Laptop-15-bs1xx</text:span>:<text:span text:style-name="T3">~</text:span>$ <text:span text:style-name="T13">sudo mv /etc/apt/sources.list.d/* ~/apt-tmp</text:span></text:p>
      <text:p text:style-name="Preformatted_20_Text"><text:span text:style-name="T2">darkness-manish@darknessmanish-HP-Laptop-15-bs1xx</text:span>:<text:span text:style-name="T3">~</text:span>$ ls</text:p>
      <text:p text:style-name="Preformatted_20_Text"><text:s/><text:span text:style-name="T3">apt-tmp</text:span> <text:s text:c="49"/><text:span text:style-name="T3">Projects</text:span></text:p>
      <text:p text:style-name="Preformatted_20_Text"><text:s/><text:span text:style-name="T2">atlassian-jira-software-8.5.0-x64.bin</text:span> <text:s text:c="19"/><text:span text:style-name="T3">Public</text:span></text:p>
      <text:p text:style-name="Preformatted_20_Text"><text:s/><text:span text:style-name="T3">Desktop</text:span> <text:s text:c="49"/>SELECT</text:p>
      <text:p text:style-name="Preformatted_20_Text"><text:s/><text:span text:style-name="T3">Documents</text:span> <text:s text:c="47"/><text:span text:style-name="T3">snap</text:span></text:p>
      <text:p text:style-name="Preformatted_20_Text"><text:s/><text:span text:style-name="T3">Downloads</text:span> <text:s text:c="47"/><text:span text:style-name="T3">Software</text:span></text:p>
      <text:p text:style-name="Preformatted_20_Text"><text:s/>examples.desktop <text:s text:c="40"/><text:span text:style-name="T3">Templates</text:span></text:p>
      <text:p text:style-name="Preformatted_20_Text"><text:s/><text:span text:style-name="T3">Music</text:span> <text:s text:c="51"/><text:span text:style-name="T3">Videos</text:span></text:p>
      <text:p text:style-name="Preformatted_20_Text"><text:s/>Oracle_VM_VirtualBox_Extension_Pack-6.0.0.vbox-extpack <text:s/><text:span text:style-name="T3">&amp;apos;VirtualBox VMs&amp;apos;</text:span></text:p>
      <text:p text:style-name="Preformatted_20_Text"><text:s/><text:span text:style-name="T3">Pictures</text:span> <text:s text:c="48"/><text:span text:style-name="T3">VirtualBox-Vms</text:span></text:p>
      <text:p text:style-name="Preformatted_20_Text"><text:span text:style-name="T3"/></text:p>
      <text:p text:style-name="Preformatted_20_Text"><text:span text:style-name="T3"/></text:p>
      <text:p text:style-name="P7"><text:span text:style-name="T2">darkness-manish@darknessmanish-HP-Laptop-15-bs1xx</text:span>:<text:span text:style-name="T3">~</text:span>$ cd apt-tmp</text:p>
      <text:p text:style-name="P7"><text:span text:style-name="T2">darkness-manish@darknessmanish-HP-Laptop-15-bs1xx</text:span>:<text:span text:style-name="T3">~/apt-tmp</text:span>$ ls</text:p>
      <text:p text:style-name="P7">virtualbox.list</text:p>
      <text:p text:style-name="P7"><text:span text:style-name="T2">darkness-manish@darknessmanish-HP-Laptop-15-bs1xx</text:span>:<text:span text:style-name="T3">~/apt-tmp</text:span>$ sudo ls</text:p>
      <text:p text:style-name="P7">virtualbox.list</text:p>
      <text:p text:style-name="P7"><text:span text:style-name="T2">darkness-manish@darknessmanish-HP-Laptop-15-bs1xx</text:span>:<text:span text:style-name="T3">~/apt-tmp</text:span>$ remove virtualbox.list</text:p>
      <text:p text:style-name="P7"/>
      <text:p text:style-name="P7">Command &amp;apos;remove&amp;apos; not found, did you mean:</text:p>
      <text:p text:style-name="P7"/>
      <text:p text:style-name="P7"><text:s text:c="2"/>command &amp;apos;remote&amp;apos; from snap remote (0.01.05)</text:p>
      <text:p text:style-name="P7"/>
      <text:p text:style-name="P7">See &amp;apos;snap info &lt;snapname&gt;&amp;apos; for additional versions.</text:p>
      <text:p text:style-name="P7"/>
      <text:p text:style-name="P7"><text:span text:style-name="T2">darkness-manish@darknessmanish-HP-Laptop-15-bs1xx</text:span>:<text:span text:style-name="T3">~/apt-tmp</text:span>$ sudo apt-get purge virtualbox.list</text:p>
      <text:p text:style-name="P7">Reading package lists... Done</text:p>
      <text:p text:style-name="P7">Building dependency tree <text:s text:c="6"/></text:p>
      <text:p text:style-name="P7">Reading state information... Done</text:p>
      <text:p text:style-name="P7">E: Unable to locate package virtualbox.list</text:p>
      <text:p text:style-name="P7">E: Couldn&amp;apos;t find any package by glob &amp;apos;virtualbox.list&amp;apos;</text:p>
      <text:p text:style-name="P7">E: Couldn&amp;apos;t find any package by regex &amp;apos;virtualbox.list&amp;apos;</text:p>
      <text:p text:style-name="P7"><text:span text:style-name="T2">darkness-manish@darknessmanish-HP-Laptop-15-bs1xx</text:span>:<text:span text:style-name="T3">~/apt-tmp</text:span>$ ls</text:p>
      <text:p text:style-name="P7"><text:span text:style-name="T3">virtualbox.list</text:span></text:p>
      <text:p text:style-name="Preformatted_20_Text"/>
      <text:p text:style-name="Preformatted_20_Text"><text:span text:style-name="T2">darkness-manish@darknessmanish-HP-Laptop-15-bs1xx</text:span>:<text:span text:style-name="T3">~</text:span>$ ls -la</text:p>
      <text:p text:style-name="Preformatted_20_Text">total 399796</text:p>
      <text:p text:style-name="Preformatted_20_Text">drwxr-xr-x 29 darkness-manish darkness-manish <text:s text:c="5"/>4096 Nov <text:s/>1 21:30 <text:s/><text:span text:style-name="T3">.</text:span></text:p>
      <text:p text:style-name="Preformatted_20_Text">drwxr-xr-x <text:s/>3 root <text:s text:c="11"/>root <text:s text:c="16"/>4096 Oct 22 20:28 <text:s/><text:span text:style-name="T3">..</text:span></text:p>
      <text:p text:style-name="Preformatted_20_Text">drwxr-xr-x <text:s/>2 darkness-manish darkness-manish <text:s text:c="5"/>4096 Nov <text:s/>1 21:32 <text:s/><text:span text:style-name="T3">apt-tmp</text:span></text:p>
      <text:p text:style-name="Preformatted_20_Text">-rwxr-xr-x <text:s/>1 darkness-manish darkness-manish 385910667 Oct 18 20:18 <text:s/><text:span text:style-name="T2">atlassian-jira-software-8.5.0-x64.bin</text:span></text:p>
      <text:p text:style-name="Preformatted_20_Text"><text:soft-page-break/>-rw------- <text:s/>1 darkness-manish darkness-manish <text:s text:c="4"/>17610 Nov <text:s/>1 19:42 <text:s/>.bash_history</text:p>
      <text:p text:style-name="Preformatted_20_Text">-rw-r--r-- <text:s/>1 darkness-manish darkness-manish <text:s text:c="6"/>220 Oct 22 20:28 <text:s/>.bash_logout</text:p>
      <text:p text:style-name="Preformatted_20_Text">-rw-r--r-- <text:s/>1 darkness-manish darkness-manish <text:s text:c="5"/>3771 Oct 22 20:28 <text:s/>.bashrc</text:p>
      <text:p text:style-name="Preformatted_20_Text">drwx------ 27 darkness-manish darkness-manish <text:s text:c="5"/>4096 Nov <text:s/>1 17:39 <text:s/><text:span text:style-name="T3">.cache</text:span></text:p>
      <text:p text:style-name="Preformatted_20_Text">drwx------ 22 darkness-manish darkness-manish <text:s text:c="5"/>4096 Nov <text:s/>1 20:22 <text:s/><text:span text:style-name="T3">.config</text:span></text:p>
      <text:p text:style-name="Preformatted_20_Text">drwx------ <text:s/>3 root <text:s text:c="11"/>root <text:s text:c="16"/>4096 Oct 31 12:39 <text:s/><text:span text:style-name="T3">.dbus</text:span></text:p>
      <text:p text:style-name="Preformatted_20_Text">drwxr-xr-x <text:s/>2 darkness-manish darkness-manish <text:s text:c="5"/>4096 Nov <text:s/>1 18:10 <text:s/><text:span text:style-name="T3">Desktop</text:span></text:p>
      <text:p text:style-name="Preformatted_20_Text">drwxr-xr-x <text:s/>3 darkness-manish darkness-manish <text:s text:c="5"/>4096 Oct 24 21:05 <text:s/><text:span text:style-name="T3">Documents</text:span></text:p>
      <text:p text:style-name="Preformatted_20_Text">drwxr-xr-x <text:s/>2 darkness-manish darkness-manish <text:s text:c="5"/>4096 Oct 24 21:00 <text:s/><text:span text:style-name="T3">Downloads</text:span></text:p>
      <text:p text:style-name="Preformatted_20_Text">-rw-r--r-- <text:s/>1 darkness-manish darkness-manish <text:s text:c="5"/>8980 Oct 22 20:28 <text:s/>examples.desktop</text:p>
      <text:p text:style-name="Preformatted_20_Text">drwxr-xr-x 24 darkness-manish darkness-manish <text:s text:c="5"/>4096 Nov <text:s/>1 18:12 <text:s/><text:span text:style-name="T3">.gimp-2.8</text:span></text:p>
      <text:p text:style-name="Preformatted_20_Text">-rw-r--r-- <text:s/>1 darkness-manish darkness-manish <text:s text:c="7"/>66 Oct 23 14:35 <text:s/>.gitconfig</text:p>
      <text:p text:style-name="Preformatted_20_Text">drwx------ <text:s/>3 darkness-manish darkness-manish <text:s text:c="5"/>4096 Oct 22 20:51 <text:s/><text:span text:style-name="T3">.gnupg</text:span></text:p>
      <text:p text:style-name="Preformatted_20_Text">drwxr-xr-x <text:s/>2 darkness-manish darkness-manish <text:s text:c="5"/>4096 Oct 22 20:42 <text:s/><text:span text:style-name="T3">.gphoto</text:span></text:p>
      <text:p text:style-name="Preformatted_20_Text">drwx------ <text:s/>2 root <text:s text:c="11"/>root <text:s text:c="16"/>4096 Oct 31 12:39 <text:s/><text:span text:style-name="T3">.gvfs</text:span></text:p>
      <text:p text:style-name="Preformatted_20_Text">-rw------- <text:s/>1 darkness-manish darkness-manish <text:s text:c="5"/>5538 Nov <text:s/>1 19:03 <text:s/>.ICEauthority</text:p>
      <text:p text:style-name="Preformatted_20_Text">drwx------ <text:s/>3 darkness-manish darkness-manish <text:s text:c="5"/>4096 Oct 22 20:42 <text:s/><text:span text:style-name="T3">.local</text:span></text:p>
      <text:p text:style-name="Preformatted_20_Text">drwx------ <text:s/>5 darkness-manish darkness-manish <text:s text:c="5"/>4096 Oct 22 20:44 <text:s/><text:span text:style-name="T3">.mozilla</text:span></text:p>
      <text:p text:style-name="Preformatted_20_Text">drwxr-xr-x <text:s/>2 darkness-manish darkness-manish <text:s text:c="5"/>4096 Oct 22 20:42 <text:s/><text:span text:style-name="T3">Music</text:span></text:p>
      <text:p text:style-name="Preformatted_20_Text">-rw------- <text:s/>1 darkness-manish darkness-manish <text:s text:c="5"/>2715 Nov <text:s/>1 12:42 <text:s/>.mysql_history</text:p>
      <text:p text:style-name="Preformatted_20_Text">-rw-r--r-- <text:s/>1 darkness-manish darkness-manish <text:s/>23284806 Dec 18 <text:s/>2018 <text:s/>Oracle_VM_VirtualBox_Extension_Pack-6.0.0.vbox-extpack</text:p>
      <text:p text:style-name="Preformatted_20_Text">drwxr-xr-x <text:s/>3 darkness-manish darkness-manish <text:s text:c="5"/>4096 Nov <text:s/>1 18:10 <text:s/><text:span text:style-name="T3">Pictures</text:span></text:p>
      <text:p text:style-name="Preformatted_20_Text">drwx------ <text:s/>3 darkness-manish darkness-manish <text:s text:c="5"/>4096 Oct 22 21:50 <text:s/><text:span text:style-name="T3">.pki</text:span></text:p>
      <text:p text:style-name="Preformatted_20_Text">-rw-r--r-- <text:s/>1 darkness-manish darkness-manish <text:s text:c="6"/>807 Oct 22 20:28 <text:s/>.profile</text:p>
      <text:p text:style-name="Preformatted_20_Text">drwxr-xr-x <text:s/>5 darkness-manish darkness-manish <text:s text:c="5"/>4096 Oct 26 14:31 <text:s/><text:span text:style-name="T3">Projects</text:span></text:p>
      <text:p text:style-name="Preformatted_20_Text">drwxr-xr-x <text:s/>2 darkness-manish darkness-manish <text:s text:c="5"/>4096 Oct 22 20:42 <text:s/><text:span text:style-name="T3">Public</text:span></text:p>
      <text:p text:style-name="Preformatted_20_Text">-rw-r--r-- <text:s/>1 darkness-manish darkness-manish <text:s text:c="8"/>0 Oct 24 19:11 <text:s/>SELECT</text:p>
      <text:p text:style-name="Preformatted_20_Text">drwxr-xr-x <text:s/>5 darkness-manish darkness-manish <text:s text:c="5"/>4096 Oct 24 19:26 <text:s/><text:span text:style-name="T3">snap</text:span></text:p>
      <text:p text:style-name="Preformatted_20_Text">drwxr-xr-x <text:s/>3 darkness-manish darkness-manish <text:s text:c="5"/>4096 Oct 24 21:03 <text:s/><text:span text:style-name="T3">Software</text:span></text:p>
      <text:p text:style-name="Preformatted_20_Text">drwx------ <text:s/>2 darkness-manish darkness-manish <text:s text:c="5"/>4096 Oct 22 20:51 <text:s/><text:span text:style-name="T3">.ssh</text:span></text:p>
      <text:p text:style-name="Preformatted_20_Text">-rw-r--r-- <text:s/>1 darkness-manish darkness-manish <text:s text:c="8"/>0 Oct 22 20:50 <text:s/>.sudo_as_admin_successful</text:p>
      <text:p text:style-name="Preformatted_20_Text">drwxr-xr-x <text:s/>2 darkness-manish darkness-manish <text:s text:c="5"/>4096 Oct 22 20:42 <text:s/><text:span text:style-name="T3">Templates</text:span></text:p>
      <text:p text:style-name="Preformatted_20_Text">drwx------ <text:s/>3 darkness-manish darkness-manish <text:s text:c="5"/>4096 Oct 30 19:24 <text:s/><text:span text:style-name="T3">.thumbnails</text:span></text:p>
      <text:p text:style-name="Preformatted_20_Text">drwxr-xr-x <text:s/>7 darkness-manish darkness-manish <text:s text:c="5"/>4096 Nov <text:s/>1 19:41 <text:s/><text:span text:style-name="T3">.vagrant.d</text:span></text:p>
      <text:p text:style-name="Preformatted_20_Text">drwxr-xr-x <text:s/>2 darkness-manish darkness-manish <text:s text:c="5"/>4096 Oct 22 20:42 <text:s/><text:span text:style-name="T3">Videos</text:span></text:p>
      <text:p text:style-name="Preformatted_20_Text">drwxrwxr-x <text:s/>3 darkness-manish darkness-manish <text:s text:c="5"/>4096 Nov <text:s/>1 20:04 <text:span text:style-name="T3">&amp;apos;VirtualBox VMs&amp;apos;</text:span></text:p>
      <text:p text:style-name="Preformatted_20_Text">drwx------ <text:s/>2 darkness-manish darkness-manish <text:s text:c="5"/>4096 Nov <text:s/>1 19:43 <text:s/><text:span text:style-name="T3">VirtualBox-VMs</text:span></text:p>
      <text:p text:style-name="Preformatted_20_Text">-rw-r--r-- <text:s/>1 darkness-manish darkness-manish <text:s text:c="6"/>215 Nov <text:s/>1 19:25 <text:s/>.wget-hsts</text:p>
      <text:p text:style-name="Preformatted_20_Text"><text:span text:style-name="T2">darkness-manish@darknessmanish-HP-Laptop-15-bs1xx</text:span>:<text:span text:style-name="T3">~</text:span>$ <text:span text:style-name="T13">sudo apt-get purge virtualbox</text:span>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Package &amp;apos;virtualbox&amp;apos; is not installed, so not removed</text:p>
      <text:p text:style-name="P6">0 upgraded, 0 newly installed, 0 to remove and 0 not upgraded.</text:p>
      <text:p text:style-name="Preformatted_20_Text"/>
      <text:p text:style-name="Preformatted_20_Text"><text:span text:style-name="T2">darkness-manish@darknessmanish-HP-Laptop-15-bs1xx</text:span>:<text:span text:style-name="T3">~</text:span>$ <text:span text:style-name="T13">sudo apt-get autoclean</text:span>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Del virtualbox-6.0 6.0.14-133895~Ubuntu~bionic [102 MB]</text:p>
      <text:p text:style-name="Preformatted_20_Text"><text:span text:style-name="T2">darkness-manish@darknessmanish-HP-Laptop-15-bs1xx</text:span>:<text:span text:style-name="T3">~</text:span>$ <text:span text:style-name="T13">sudo apt-get dist-upgrade</text:span></text:p>
      <text:p text:style-name="Preformatted_20_Text">Reading package lists... Done</text:p>
      <text:p text:style-name="Preformatted_20_Text">Building dependency tree <text:s text:c="6"/></text:p>
      <text:p text:style-name="Preformatted_20_Text"><text:soft-page-break/>Reading state information... Done</text:p>
      <text:p text:style-name="Preformatted_20_Text">Calculating upgrade... Done</text:p>
      <text:p text:style-name="P6">0 upgraded, 0 newly installed, 0 to remove and 0 not upgraded.</text:p>
      <text:p text:style-name="P6"/>
      <text:p text:style-name="Preformatted_20_Text"/>
      <text:p text:style-name="Preformatted_20_Text"><text:span text:style-name="T2">darkness-manish@darknessmanish-HP-Laptop-15-bs1xx</text:span>:<text:span text:style-name="T3">~/apt-tmp</text:span>$ cd</text:p>
      <text:p text:style-name="Preformatted_20_Text"><text:span text:style-name="T2">darkness-manish@darknessmanish-HP-Laptop-15-bs1xx</text:span>:<text:span text:style-name="T3">~</text:span>$ sudo apt update</text:p>
      <text:p text:style-name="Preformatted_20_Text">Ign:1 cdrom://Ubuntu 18.04.3 LTS _Bionic Beaver_ - Release amd64 (20190805) xenial InRelease</text:p>
      <text:p text:style-name="Preformatted_20_Text">Err:2 cdrom://Ubuntu 18.04.3 LTS _Bionic Beaver_ - Release amd64 (20190805) xenial Release</text:p>
      <text:p text:style-name="Preformatted_20_Text"><text:s text:c="2"/>Please use apt-cdrom to make this CD-ROM recognized by APT. apt-get update cannot be used to add new CD-ROMs</text:p>
      <text:p text:style-name="Preformatted_20_Text">Hit:3 http://archive.ubuntu.com/ubuntu bionic InRelease</text:p>
      <text:p text:style-name="Preformatted_20_Text">Hit:4 http://archive.canonical.com/ubuntu bionic InRelease <text:s text:c="41"/></text:p>
      <text:p text:style-name="Preformatted_20_Text">Get:5 http://archive.ubuntu.com/ubuntu bionic-updates InRelease [88.7 kB] <text:s text:c="4"/><text:span text:style-name="T4"><text:s text:c="22"/></text:span></text:p>
      <text:p text:style-name="Preformatted_20_Text">Get:6 http://archive.ubuntu.com/ubuntu bionic-backports InRelease [74.6 kB] <text:s text:c="29"/></text:p>
      <text:p text:style-name="Preformatted_20_Text">Get:7 http://archive.ubuntu.com/ubuntu bionic-security InRelease [88.7 kB] <text:s text:c="30"/></text:p>
      <text:p text:style-name="Preformatted_20_Text">Get:8 http://archive.ubuntu.com/ubuntu bionic-proposed InRelease [242 kB] <text:s text:c="31"/></text:p>
      <text:p text:style-name="Preformatted_20_Text">Get:9 http://archive.ubuntu.com/ubuntu bionic-updates/main amd64 DEP-11 Metadata [294 kB] <text:s text:c="15"/></text:p>
      <text:p text:style-name="Preformatted_20_Text">Get:10 http://archive.ubuntu.com/ubuntu bionic-updates/main DEP-11 48x48 Icons [73.8 kB] <text:s text:c="16"/></text:p>
      <text:p text:style-name="Preformatted_20_Text">Get:11 http://archive.ubuntu.com/ubuntu bionic-updates/main DEP-11 64x64 Icons [143 kB] <text:s text:c="17"/></text:p>
      <text:p text:style-name="Preformatted_20_Text">Get:12 http://archive.ubuntu.com/ubuntu bionic-updates/universe amd64 DEP-11 Metadata [253 kB] <text:s text:c="10"/></text:p>
      <text:p text:style-name="Preformatted_20_Text">Get:13 http://archive.ubuntu.com/ubuntu bionic-updates/universe DEP-11 48x48 Icons [200 kB] <text:s text:c="13"/></text:p>
      <text:p text:style-name="Preformatted_20_Text">Get:14 http://archive.ubuntu.com/ubuntu bionic-updates/universe DEP-11 64x64 Icons [438 kB] <text:s text:c="13"/></text:p>
      <text:p text:style-name="Preformatted_20_Text">Get:15 http://archive.ubuntu.com/ubuntu bionic-updates/multiverse amd64 DEP-11 Metadata [2,464 B] <text:s text:c="7"/></text:p>
      <text:p text:style-name="Preformatted_20_Text">Get:16 http://archive.ubuntu.com/ubuntu bionic-backports/universe amd64 DEP-11 Metadata [7,976 B] <text:s text:c="7"/></text:p>
      <text:p text:style-name="Preformatted_20_Text">Get:17 http://archive.ubuntu.com/ubuntu bionic-security/main amd64 DEP-11 Metadata [38.5 kB] <text:s text:c="12"/></text:p>
      <text:p text:style-name="Preformatted_20_Text">Get:18 http://archive.ubuntu.com/ubuntu bionic-security/main DEP-11 48x48 Icons [17.6 kB] <text:s text:c="15"/></text:p>
      <text:p text:style-name="Preformatted_20_Text">Get:19 http://archive.ubuntu.com/ubuntu bionic-security/main DEP-11 64x64 Icons [41.5 kB] <text:s text:c="15"/></text:p>
      <text:p text:style-name="Preformatted_20_Text">Get:20 http://archive.ubuntu.com/ubuntu bionic-security/universe amd64 DEP-11 Metadata [42.1 kB] <text:s text:c="8"/></text:p>
      <text:p text:style-name="Preformatted_20_Text">Get:21 http://archive.ubuntu.com/ubuntu bionic-security/universe DEP-11 64x64 Icons [111 kB] <text:s text:c="12"/></text:p>
      <text:p text:style-name="Preformatted_20_Text">Get:22 http://archive.ubuntu.com/ubuntu bionic-security/multiverse amd64 DEP-11 Metadata [2,464 B] <text:s text:c="6"/></text:p>
      <text:p text:style-name="Preformatted_20_Text">Get:23 http://archive.ubuntu.com/ubuntu bionic-proposed/universe Sources [16.5 kB] <text:s text:c="22"/></text:p>
      <text:p text:style-name="Preformatted_20_Text">Get:24 http://archive.ubuntu.com/ubuntu bionic-proposed/main amd64 DEP-11 Metadata [4,608 B] <text:s text:c="12"/></text:p>
      <text:p text:style-name="Preformatted_20_Text">Get:25 http://archive.ubuntu.com/ubuntu bionic-proposed/universe amd64 Packages [30.8 kB] <text:s text:c="15"/></text:p>
      <text:p text:style-name="Preformatted_20_Text">Get:26 http://archive.ubuntu.com/ubuntu bionic-proposed/universe i386 Packages [23.8 kB] <text:s text:c="16"/></text:p>
      <text:p text:style-name="Preformatted_20_Text">Get:27 http://archive.ubuntu.com/ubuntu bionic-proposed/universe Translation-en [18.2 kB] <text:s text:c="15"/></text:p>
      <text:p text:style-name="Preformatted_20_Text">Get:28 http://archive.ubuntu.com/ubuntu bionic-proposed/universe amd64 DEP-11 Metadata [12.8 kB] <text:s text:c="8"/></text:p>
      <text:p text:style-name="Preformatted_20_Text">Reading package lists... Done <text:s text:c="75"/></text:p>
      <text:p text:style-name="Preformatted_20_Text">E: The repository &amp;apos;cdrom://Ubuntu 18.04.3 LTS _Bionic Beaver_ - Release amd64 (20190805) xenial Release&amp;apos; does not have a Release file.</text:p>
      <text:p text:style-name="Preformatted_20_Text">N: Updating from such a repository can&amp;apos;t be done securely, and is therefore disabled by default.</text:p>
      <text:p text:style-name="Preformatted_20_Text"><text:soft-page-break/>N: See apt-secure(8) manpage for repository creation and user configuration details.</text:p>
      <text:p text:style-name="Preformatted_20_Text">W: Target Sources (main/source/Sources) is configured multiple times in /etc/apt/sources.list:2 and /etc/apt/sources.list:9</text:p>
      <text:p text:style-name="Preformatted_20_Text">W: Target Sources (main/source/Sources) is configured multiple times in /etc/apt/sources.list:2 and /etc/apt/sources.list:9</text:p>
      <text:p text:style-name="Preformatted_20_Text"><text:span text:style-name="T2">darkness-manish@darknessmanish-HP-Laptop-15-bs1xx</text:span>:<text:span text:style-name="T3">~</text:span>$ <text:span text:style-name="T13">apt-cache madison virtualbox | grep -iv sources</text:span></text:p>
      <text:p text:style-name="Preformatted_20_Text">virtualbox | 5.2.32-dfsg-0~ubuntu18.04.1 | http://archive.ubuntu.com/ubuntu bionic-updates/multiverse amd64 Packages</text:p>
      <text:p text:style-name="Preformatted_20_Text">virtualbox | 5.2.18-dfsg-2~ubuntu18.04.5 | http://archive.ubuntu.com/ubuntu bionic-security/multiverse amd64 Packages</text:p>
      <text:p text:style-name="Preformatted_20_Text">virtualbox | 5.2.10-dfsg-6 | http://archive.ubuntu.com/ubuntu bionic/multiverse amd64 Packages</text:p>
      <text:p text:style-name="Preformatted_20_Text">W: Target Sources (main/source/Sources) is configured multiple times in /etc/apt/sources.list:2 and /etc/apt/sources.list:9</text:p>
      <text:p text:style-name="Preformatted_20_Text"><text:span text:style-name="T2">darkness-manish@darknessmanish-HP-Laptop-15-bs1xx</text:span>:<text:span text:style-name="T3">~</text:span>$ <text:span text:style-name="T13">sudo apt install virtualbox=5.2.32-dfsg-0~ubuntu18.04.1</text:span>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additional packages will be installed:</text:p>
      <text:p text:style-name="Preformatted_20_Text"><text:s text:c="2"/>libgsoap-2.8.60 libqt5opengl5 libqt5printsupport5 libqt5x11extras5 libvncserver1 virtualbox-dkms</text:p>
      <text:p text:style-name="Preformatted_20_Text"><text:s text:c="2"/>virtualbox-qt</text:p>
      <text:p text:style-name="Preformatted_20_Text">Suggested packages:</text:p>
      <text:p text:style-name="Preformatted_20_Text"><text:s text:c="2"/>vde2 virtualbox-guest-additions-iso</text:p>
      <text:p text:style-name="Preformatted_20_Text">The following NEW packages will be installed:</text:p>
      <text:p text:style-name="Preformatted_20_Text"><text:s text:c="2"/>libgsoap-2.8.60 libqt5opengl5 libqt5printsupport5 libqt5x11extras5 libvncserver1 virtualbox</text:p>
      <text:p text:style-name="Preformatted_20_Text"><text:s text:c="2"/>virtualbox-dkms virtualbox-qt</text:p>
      <text:p text:style-name="Preformatted_20_Text">0 upgraded, 8 newly installed, 0 to remove and 0 not upgraded.</text:p>
      <text:p text:style-name="Preformatted_20_Text">Need to get 318 kB/27.2 MB of archives.</text:p>
      <text:p text:style-name="Preformatted_20_Text">After this operation, 118 MB of additional disk space will be used.</text:p>
      <text:p text:style-name="Preformatted_20_Text">Do you want to continue? [Y/n] y</text:p>
      <text:p text:style-name="Preformatted_20_Text">Get:1 http://archive.ubuntu.com/ubuntu bionic-updates/main amd64 libqt5opengl5 amd64 5.9.5+dfsg-0ubuntu2.3 [132 kB]</text:p>
      <text:p text:style-name="Preformatted_20_Text">Get:2 http://archive.ubuntu.com/ubuntu bionic-updates/main amd64 libqt5printsupport5 amd64 5.9.5+dfsg-0ubuntu2.3 [178 kB]</text:p>
      <text:p text:style-name="Preformatted_20_Text">Get:3 http://archive.ubuntu.com/ubuntu bionic/universe amd64 libqt5x11extras5 amd64 5.9.5-0ubuntu1 [8,596 B]</text:p>
      <text:p text:style-name="Preformatted_20_Text">Fetched 318 kB in 23s (14.1 kB/s) <text:s text:c="71"/></text:p>
      <text:p text:style-name="Preformatted_20_Text">Selecting previously unselected package libgsoap-2.8.60:amd64.</text:p>
      <text:p text:style-name="Preformatted_20_Text">(Reading database ... 195217 files and directories currently installed.)</text:p>
      <text:p text:style-name="Preformatted_20_Text">Preparing to unpack .../0-libgsoap-2.8.60_2.8.60-2build1_amd64.deb ...</text:p>
      <text:p text:style-name="Preformatted_20_Text">Unpacking libgsoap-2.8.60:amd64 (2.8.60-2build1) ...</text:p>
      <text:p text:style-name="Preformatted_20_Text">Selecting previously unselected package libqt5opengl5:amd64.</text:p>
      <text:p text:style-name="Preformatted_20_Text">Preparing to unpack .../1-libqt5opengl5_5.9.5+dfsg-0ubuntu2.3_amd64.deb ...</text:p>
      <text:p text:style-name="Preformatted_20_Text">Unpacking libqt5opengl5:amd64 (5.9.5+dfsg-0ubuntu2.3) ...</text:p>
      <text:p text:style-name="Preformatted_20_Text">Selecting previously unselected package libqt5printsupport5:amd64.</text:p>
      <text:p text:style-name="Preformatted_20_Text">Preparing to unpack .../2-libqt5printsupport5_5.9.5+dfsg-0ubuntu2.3_amd64.deb ...</text:p>
      <text:p text:style-name="Preformatted_20_Text">Unpacking libqt5printsupport5:amd64 (5.9.5+dfsg-0ubuntu2.3) ...</text:p>
      <text:p text:style-name="Preformatted_20_Text">Selecting previously unselected package libqt5x11extras5:amd64.</text:p>
      <text:p text:style-name="Preformatted_20_Text">Preparing to unpack .../3-libqt5x11extras5_5.9.5-0ubuntu1_amd64.deb ...</text:p>
      <text:p text:style-name="Preformatted_20_Text">Unpacking libqt5x11extras5:amd64 (5.9.5-0ubuntu1) ...</text:p>
      <text:p text:style-name="Preformatted_20_Text">Selecting previously unselected package libvncserver1:amd64.</text:p>
      <text:p text:style-name="Preformatted_20_Text">Preparing to unpack .../4-libvncserver1_0.9.11+dfsg-1ubuntu1.1_amd64.deb ...</text:p>
      <text:p text:style-name="Preformatted_20_Text">Unpacking libvncserver1:amd64 (0.9.11+dfsg-1ubuntu1.1) ...</text:p>
      <text:p text:style-name="Preformatted_20_Text">Selecting previously unselected package virtualbox-dkms.</text:p>
      <text:p text:style-name="Preformatted_20_Text">Preparing to unpack .../5-virtualbox-dkms_5.2.32-dfsg-0~ubuntu18.04.1_all.deb ...</text:p>
      <text:p text:style-name="Preformatted_20_Text">Unpacking virtualbox-dkms (5.2.32-dfsg-0~ubuntu18.04.1) ...</text:p>
      <text:p text:style-name="Preformatted_20_Text">Selecting previously unselected package virtualbox.</text:p>
      <text:p text:style-name="Preformatted_20_Text"><text:soft-page-break/>Preparing to unpack .../6-virtualbox_5.2.32-dfsg-0~ubuntu18.04.1_amd64.deb ...</text:p>
      <text:p text:style-name="Preformatted_20_Text">Unpacking virtualbox (5.2.32-dfsg-0~ubuntu18.04.1) ...</text:p>
      <text:p text:style-name="Preformatted_20_Text">Selecting previously unselected package virtualbox-qt.</text:p>
      <text:p text:style-name="Preformatted_20_Text">Preparing to unpack .../7-virtualbox-qt_5.2.32-dfsg-0~ubuntu18.04.1_amd64.deb ...</text:p>
      <text:p text:style-name="Preformatted_20_Text">Unpacking virtualbox-qt (5.2.32-dfsg-0~ubuntu18.04.1) ...</text:p>
      <text:p text:style-name="Preformatted_20_Text">Setting up libqt5x11extras5:amd64 (5.9.5-0ubuntu1) ...</text:p>
      <text:p text:style-name="Preformatted_20_Text">Setting up libvncserver1:amd64 (0.9.11+dfsg-1ubuntu1.1) ...</text:p>
      <text:p text:style-name="Preformatted_20_Text">Setting up virtualbox-dkms (5.2.32-dfsg-0~ubuntu18.04.1) ...</text:p>
      <text:p text:style-name="Preformatted_20_Text">Loading new virtualbox-5.2.32 DKMS files...</text:p>
      <text:p text:style-name="Preformatted_20_Text">Building for 5.0.0-33-generic 5.0.0-34-generic</text:p>
      <text:p text:style-name="Preformatted_20_Text">Building initial module for 5.0.0-33-generic</text:p>
      <text:p text:style-name="Preformatted_20_Text">Secure Boot not enabled on this system.</text:p>
      <text:p text:style-name="Preformatted_20_Text">Done.</text:p>
      <text:p text:style-name="Preformatted_20_Text"/>
      <text:p text:style-name="Preformatted_20_Text">vboxdrv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3-generic/updates/dkms/</text:p>
      <text:p text:style-name="Preformatted_20_Text"/>
      <text:p text:style-name="Preformatted_20_Text">vboxnetadp.ko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3-generic/updates/dkms/</text:p>
      <text:p text:style-name="Preformatted_20_Text"/>
      <text:p text:style-name="Preformatted_20_Text">vboxnetflt.ko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3-generic/updates/dkms/</text:p>
      <text:p text:style-name="Preformatted_20_Text"/>
      <text:p text:style-name="Preformatted_20_Text">vboxpci.ko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3-generic/updates/dkms/</text:p>
      <text:p text:style-name="Preformatted_20_Text"/>
      <text:p text:style-name="Preformatted_20_Text">depmod...</text:p>
      <text:p text:style-name="Preformatted_20_Text"/>
      <text:p text:style-name="Preformatted_20_Text">DKMS: install completed.</text:p>
      <text:p text:style-name="Preformatted_20_Text">Building initial module for 5.0.0-34-generic</text:p>
      <text:p text:style-name="Preformatted_20_Text">Secure Boot not enabled on this system.</text:p>
      <text:p text:style-name="Preformatted_20_Text">Done.</text:p>
      <text:p text:style-name="Preformatted_20_Text"/>
      <text:p text:style-name="Preformatted_20_Text">vboxdrv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4-generic/updates/dkms/</text:p>
      <text:p text:style-name="Preformatted_20_Text"/>
      <text:p text:style-name="Preformatted_20_Text">vboxnetadp.ko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4-generic/updates/dkms/</text:p>
      <text:p text:style-name="Preformatted_20_Text"/>
      <text:p text:style-name="Preformatted_20_Text"><text:soft-page-break/>vboxnetflt.ko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4-generic/updates/dkms/</text:p>
      <text:p text:style-name="Preformatted_20_Text"/>
      <text:p text:style-name="Preformatted_20_Text">vboxpci.ko:</text:p>
      <text:p text:style-name="Preformatted_20_Text">Running module version sanity check.</text:p>
      <text:p text:style-name="Preformatted_20_Text"><text:s/>- Original module</text:p>
      <text:p text:style-name="Preformatted_20_Text"><text:s text:c="3"/>- No original module exists within this kernel</text:p>
      <text:p text:style-name="Preformatted_20_Text"><text:s/>- Installation</text:p>
      <text:p text:style-name="Preformatted_20_Text"><text:s text:c="3"/>- Installing to /lib/modules/5.0.0-34-generic/updates/dkms/</text:p>
      <text:p text:style-name="Preformatted_20_Text"/>
      <text:p text:style-name="Preformatted_20_Text">depmod...</text:p>
      <text:p text:style-name="Preformatted_20_Text"/>
      <text:p text:style-name="Preformatted_20_Text">DKMS: install completed.</text:p>
      <text:p text:style-name="Preformatted_20_Text">Setting up libqt5printsupport5:amd64 (5.9.5+dfsg-0ubuntu2.3) ...</text:p>
      <text:p text:style-name="Preformatted_20_Text">Setting up libqt5opengl5:amd64 (5.9.5+dfsg-0ubuntu2.3) ...</text:p>
      <text:p text:style-name="Preformatted_20_Text">Setting up libgsoap-2.8.60:amd64 (2.8.60-2build1) ...</text:p>
      <text:p text:style-name="Preformatted_20_Text">Setting up virtualbox (5.2.32-dfsg-0~ubuntu18.04.1) ...</text:p>
      <text:p text:style-name="Preformatted_20_Text">vboxweb.service is a disabled or a static unit, not starting it.</text:p>
      <text:p text:style-name="Preformatted_20_Text">Setting up virtualbox-qt (5.2.32-dfsg-0~ubuntu18.04.1) ...</text:p>
      <text:p text:style-name="Preformatted_20_Text">Processing triggers for ureadahead (0.100.0-21) ...</text:p>
      <text:p text:style-name="Preformatted_20_Text">Processing triggers for desktop-file-utils (0.23-1ubuntu3.18.04.2) ...</text:p>
      <text:p text:style-name="Preformatted_20_Text">Processing triggers for libc-bin (2.27-3ubuntu1) ...</text:p>
      <text:p text:style-name="Preformatted_20_Text">Processing triggers for systemd (237-3ubuntu10.31) ...</text:p>
      <text:p text:style-name="Preformatted_20_Text">Processing triggers for man-db (2.8.3-2ubuntu0.1) ...</text:p>
      <text:p text:style-name="Preformatted_20_Text">Processing triggers for shared-mime-info (1.9-2) ...</text:p>
      <text:p text:style-name="Preformatted_20_Text">Processing triggers for gnome-menus (3.13.3-11ubuntu1.1) ...</text:p>
      <text:p text:style-name="Preformatted_20_Text">Processing triggers for hicolor-icon-theme (0.17-2) ...</text:p>
      <text:p text:style-name="Preformatted_20_Text">Processing triggers for mime-support (3.60ubuntu1) ...</text:p>
      <text:p text:style-name="Preformatted_20_Text"><text:span text:style-name="T2">darkness-manish@darknessmanish-HP-Laptop-15-bs1xx</text:span>:<text:span text:style-name="T3">~</text:span>$ <text:span text:style-name="T13">dpkg -l virtualbox* | grep ^i</text:span></text:p>
      <text:p text:style-name="Preformatted_20_Text"><text:span text:style-name="T9">i</text:span>i <text:s/>virtualbox <text:s text:c="20"/>5.2.32-dfsg-0~ubuntu18.04.1 amd64 <text:s text:c="7"/>x86 virtualization solution - base binaries</text:p>
      <text:p text:style-name="Preformatted_20_Text"><text:span text:style-name="T9">i</text:span>i <text:s/>virtualbox-dkms <text:s text:c="15"/>5.2.32-dfsg-0~ubuntu18.04.1 all <text:s text:c="9"/>x86 virtualization solution - kernel module sources for dkms</text:p>
      <text:p text:style-name="Preformatted_20_Text"><text:span text:style-name="T9">i</text:span>i <text:s/>virtualbox-qt <text:s text:c="17"/>5.2.32-dfsg-0~ubuntu18.04.1 amd64 <text:s text:c="7"/>x86 virtualization solution - Qt based user interface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9:58:58.097308584</meta:creation-date>
    <dc:date>2019-11-04T19:03:37.972062319</dc:date>
    <meta:editing-duration>PT1H59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5" meta:paragraph-count="728" meta:word-count="4236" meta:character-count="45147" meta:non-whitespace-character-count="35898"/>
  </office:meta>
</office:document-meta>
</file>